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0.00pt" fo:font-weight="bold" fo:font-family="Arial" style:font-family-asian="Arial" style:font-family-complex="Arial" fo:background-color="transparent" fo:color="#000000"/>
    </style:style>
    <style:style style:name="T2" style:family="text">
      <style:text-properties fo:font-size="12.00pt" fo:font-weight="bold" fo:font-family="Arial" style:font-family-asian="Arial" style:font-family-complex="Arial" fo:background-color="transparent" fo:color="#000000"/>
    </style:style>
    <style:style style:name="T3" style:family="text">
      <style:text-properties fo:font-size="20.00pt" fo:font-weight="bold" fo:font-family="Arial" style:font-family-asian="Arial" style:font-family-complex="Arial" fo:background-color="transparent" fo:color="#000000"/>
    </style:style>
    <style:style style:name="T4" style:family="text">
      <style:text-properties fo:font-size="12.00pt" fo:font-weight="normal" fo:font-family="'Times New Roman'" style:font-family-asian="'Times New Roman'" style:font-family-complex="'Times New Roman'" fo:background-color="transparent" fo:color="#000000"/>
    </style:style>
    <style:style style:name="T5" style:family="text">
      <style:text-properties fo:font-size="18.00pt" fo:font-weight="bold" fo:font-family="Arial" style:font-family-asian="Arial" style:font-family-complex="Arial" fo:background-color="transparent" fo:color="#000000"/>
    </style:style>
    <style:style style:name="T6" style:family="text">
      <style:text-properties fo:font-size="14.00pt" fo:font-weight="bold" fo:font-family="'Times New Roman'" style:font-family-asian="'Times New Roman'" style:font-family-complex="'Times New Roman'" fo:background-color="transparent" fo:color="#ff0000"/>
    </style:style>
    <style:style style:name="T7" style:family="text">
      <style:text-properties fo:font-size="18.00pt" fo:font-weight="bold" fo:font-family="Arial" style:font-family-asian="Arial" style:font-family-complex="Arial" fo:background-color="transparent" fo:color="#000000"/>
    </style:style>
    <style:style style:name="T8" style:family="text">
      <style:text-properties fo:font-size="14.00pt" fo:font-weight="bold" fo:font-family="'Times New Roman'" style:font-family-asian="'Times New Roman'" style:font-family-complex="'Times New Roman'" fo:background-color="transparent" fo:color="#ff0000"/>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4.00pt" fo:font-weight="bold" fo:font-family="'Times New Roman'" style:font-family-asian="'Times New Roman'" style:font-family-complex="'Times New Roman'" fo:background-color="transparent" fo:color="#ff0000"/>
    </style:style>
    <style:style style:name="T11" style:family="text">
      <style:text-properties fo:font-size="18.00pt" fo:font-weight="bold" fo:font-family="'Times New Roman'" style:font-family-asian="'Times New Roman'" style:font-family-complex="'Times New Roman'" fo:background-color="transparent" fo:color="#ff0000"/>
    </style:style>
    <style:style style:name="T12" style:family="text">
      <style:text-properties fo:font-size="14.00pt" fo:font-weight="bold" fo:font-family="'Times New Roman'" style:font-family-asian="'Times New Roman'" style:font-family-complex="'Times New Roman'" fo:background-color="transparent" fo:color="#ff0000"/>
    </style:style>
    <style:style style:name="T13" style:family="text">
      <style:text-properties fo:font-size="12.00pt" fo:font-weight="normal" fo:font-family="'Times New Roman'" style:font-family-asian="'Times New Roman'" style:font-family-complex="'Times New Roman'" fo:background-color="transparent" fo:color="#000000"/>
    </style:style>
    <style:style style:name="T14" style:family="text">
      <style:text-properties fo:font-size="16.00pt" fo:font-weight="normal" fo:font-family="'Times New Roman'" style:font-family-asian="'Times New Roman'" style:font-family-complex="'Times New Roman'" fo:background-color="transparent" fo:color="#000000"/>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0.00pt" fo:font-weight="normal" fo:font-family="'Times New Roman'" style:font-family-asian="'Times New Roman'" style:font-family-complex="'Times New Roman'" fo:background-color="transparent" fo:color="#000000"/>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0.00pt" fo:font-weight="normal" fo:font-family="'Times New Roman'" style:font-family-asian="'Times New Roman'" style:font-family-complex="'Times New Roman'" fo:background-color="transparent" fo:color="#000000"/>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0.00pt" fo:font-weight="normal" fo:font-family="'Times New Roman'" style:font-family-asian="'Times New Roman'" style:font-family-complex="'Times New Roman'" fo:background-color="transparent" fo:color="#000000"/>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0.00pt" fo:font-weight="normal" fo:font-family="'Times New Roman'" style:font-family-asian="'Times New Roman'" style:font-family-complex="'Times New Roman'" fo:background-color="transparent" fo:color="#000000"/>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Times New Roman'" style:font-family-asian="'Times New Roman'" style:font-family-complex="'Times New Roman'" fo:background-color="transparent" fo:color="#000000"/>
    </style:style>
    <style:style style:name="T25" style:family="text">
      <style:text-properties fo:font-size="12.00pt" fo:font-weight="bold" fo:font-family="'Times New Roman'" style:font-family-asian="'Times New Roman'" style:font-family-complex="'Times New Roman'" fo:background-color="transparent" fo:color="#000000"/>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0.00pt" fo:font-weight="bold" fo:font-family="'Times New Roman'" style:font-family-asian="'Times New Roman'" style:font-family-complex="'Times New Roman'" fo:background-color="transparent" fo:color="#000000"/>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0.00pt" fo:font-weight="bold" fo:font-family="'Times New Roman'" style:font-family-asian="'Times New Roman'" style:font-family-complex="'Times New Roman'" fo:background-color="transparent" fo:color="#000000"/>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0.00pt" fo:font-weight="normal" fo:font-family="'Times New Roman'" style:font-family-asian="'Times New Roman'" style:font-family-complex="'Times New Roman'" fo:background-color="transparent" fo:color="#000000"/>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0.00pt" fo:font-weight="normal" fo:font-family="'Times New Roman'" style:font-family-asian="'Times New Roman'" style:font-family-complex="'Times New Roman'" fo:background-color="transparent" fo:color="#000000"/>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0.00pt" fo:font-weight="normal" fo:font-family="'Times New Roman'" style:font-family-asian="'Times New Roman'" style:font-family-complex="'Times New Roman'" fo:background-color="transparent" fo:color="#000000"/>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0.00pt" fo:font-weight="normal" fo:font-family="'Times New Roman'" style:font-family-asian="'Times New Roman'" style:font-family-complex="'Times New Roman'" fo:background-color="transparent" fo:color="#000000"/>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fo:color="#000000"/>
    </style:style>
    <style:style style:name="T40" style:family="text">
      <style:text-properties fo:font-size="10.00pt" fo:font-weight="bold" fo:font-family="'Times New Roman'" style:font-family-asian="'Times New Roman'" style:font-family-complex="'Times New Roman'" fo:background-color="transparent" fo:color="#000000"/>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0.00pt" fo:font-weight="bold" fo:font-family="'Times New Roman'" style:font-family-asian="'Times New Roman'" style:font-family-complex="'Times New Roman'" fo:background-color="transparent" fo:color="#000000"/>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0.00pt" fo:font-weight="bold" fo:font-family="'Times New Roman'" style:font-family-asian="'Times New Roman'" style:font-family-complex="'Times New Roman'" fo:background-color="transparent" fo:color="#000000"/>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0.00pt" fo:font-weight="normal" fo:font-family="'Times New Roman'" style:font-family-asian="'Times New Roman'" style:font-family-complex="'Times New Roman'"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0.00pt" fo:font-weight="normal" fo:font-family="'Times New Roman'" style:font-family-asian="'Times New Roman'" style:font-family-complex="'Times New Roman'" fo:background-color="transparent" fo:color="#000000"/>
    </style:style>
    <style:style style:name="T49" style:family="text">
      <style:text-properties fo:font-size="11.00pt" fo:font-weight="normal" fo:font-family="Calibri" style:font-family-asian="Calibri" style:font-family-complex="Calibri" fo:background-color="transparent" style:use-window-font-color="true"/>
    </style:style>
    <style:style style:name="T50" style:family="text">
      <style:text-properties fo:font-size="10.00pt" fo:font-weight="normal" fo:font-family="'Times New Roman'" style:font-family-asian="'Times New Roman'" style:font-family-complex="'Times New Roman'"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0.00pt" fo:font-weight="normal" fo:font-family="'Times New Roman'" style:font-family-asian="'Times New Roman'" style:font-family-complex="'Times New Roman'"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0.00pt" fo:font-weight="normal" fo:font-family="'Times New Roman'" style:font-family-asian="'Times New Roman'" style:font-family-complex="'Times New Roman'" fo:background-color="transparent" fo:color="#000000"/>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0.00pt" fo:font-weight="normal" fo:font-family="'Times New Roman'" style:font-family-asian="'Times New Roman'" style:font-family-complex="'Times New Roman'" fo:background-color="transparent" fo:color="#000000"/>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0.00pt" fo:font-weight="normal" fo:font-family="'Times New Roman'" style:font-family-asian="'Times New Roman'" style:font-family-complex="'Times New Roman'" fo:background-color="transparent" fo:color="#000000"/>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0.00pt" fo:font-weight="normal" fo:font-family="'Times New Roman'" style:font-family-asian="'Times New Roman'" style:font-family-complex="'Times New Roman'"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0.00pt" fo:font-weight="normal" fo:font-family="'Times New Roman'" style:font-family-asian="'Times New Roman'" style:font-family-complex="'Times New Roman'" fo:background-color="transparent" fo:color="#000000"/>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0.00pt" fo:font-weight="normal" fo:font-family="'Times New Roman'" style:font-family-asian="'Times New Roman'" style:font-family-complex="'Times New Roman'" fo:background-color="transparent" fo:color="#000000"/>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0.00pt" fo:font-weight="normal" fo:font-family="'Times New Roman'" style:font-family-asian="'Times New Roman'" style:font-family-complex="'Times New Roman'" fo:background-color="transparent" fo:color="#000000"/>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0.00pt" fo:font-weight="normal" fo:font-family="'Times New Roman'" style:font-family-asian="'Times New Roman'" style:font-family-complex="'Times New Roman'" fo:background-color="transparent" fo:color="#000000"/>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0.00pt" fo:font-weight="bold" fo:font-family="'Times New Roman'" style:font-family-asian="'Times New Roman'" style:font-family-complex="'Times New Roman'" fo:background-color="transparent" fo:color="#000000"/>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0.00pt" fo:font-weight="bold" fo:font-family="'Times New Roman'" style:font-family-asian="'Times New Roman'" style:font-family-complex="'Times New Roman'" fo:background-color="transparent" fo:color="#000000"/>
    </style:style>
    <style:style style:name="T73" style:family="text">
      <style:text-properties fo:font-size="11.00pt" fo:font-weight="normal" fo:font-family="Calibri" style:font-family-asian="Calibri" style:font-family-complex="Calibri" fo:background-color="transparent" style:use-window-font-color="true"/>
    </style:style>
    <style:style style:name="T74" style:family="text">
      <style:text-properties fo:font-size="10.00pt" fo:font-weight="normal" fo:font-family="'Times New Roman'" style:font-family-asian="'Times New Roman'" style:font-family-complex="'Times New Roman'" fo:background-color="transparent" fo:color="#000000"/>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0.00pt" fo:font-weight="bold" fo:font-family="'Times New Roman'" style:font-family-asian="'Times New Roman'" style:font-family-complex="'Times New Roman'" fo:background-color="transparent" fo:color="#000000"/>
    </style:style>
    <style:style style:name="T77" style:family="text">
      <style:text-properties fo:font-size="16.00pt" fo:font-weight="bold" fo:font-family="Arial" style:font-family-asian="Arial" style:font-family-complex="Arial" fo:background-color="transparent" fo:color="#000000"/>
    </style:style>
    <style:style style:name="T78" style:family="text">
      <style:text-properties fo:font-size="11.00pt" fo:font-weight="normal" fo:font-family="Calibri" style:font-family-asian="Calibri" style:font-family-complex="Calibri" fo:background-color="transparent" style:use-window-font-color="true"/>
    </style:style>
    <style:style style:name="T79" style:family="text">
      <style:text-properties fo:font-size="10.00pt" fo:font-weight="bold" fo:font-family="'Times New Roman'" style:font-family-asian="'Times New Roman'" style:font-family-complex="'Times New Roman'" fo:background-color="transparent" fo:color="#000000"/>
    </style:style>
    <style:style style:name="T80" style:family="text">
      <style:text-properties fo:font-size="11.00pt" fo:font-weight="normal" fo:font-family="Calibri" style:font-family-asian="Calibri" style:font-family-complex="Calibri" fo:background-color="transparent" style:use-window-font-color="true"/>
    </style:style>
    <style:style style:name="T81" style:family="text">
      <style:text-properties fo:font-size="10.00pt" fo:font-weight="bold" fo:font-family="'Times New Roman'" style:font-family-asian="'Times New Roman'" style:font-family-complex="'Times New Roman'" fo:background-color="transparent" fo:color="#000000"/>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0.00pt" fo:font-weight="bold" fo:font-family="'Times New Roman'" style:font-family-asian="'Times New Roman'" style:font-family-complex="'Times New Roman'" fo:background-color="transparent" fo:color="#000000"/>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0.00pt" fo:font-weight="bold" fo:font-family="'Times New Roman'" style:font-family-asian="'Times New Roman'" style:font-family-complex="'Times New Roman'" fo:background-color="transparent" fo:color="#000000"/>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0.00pt" fo:font-weight="normal" fo:font-family="'Times New Roman'" style:font-family-asian="'Times New Roman'" style:font-family-complex="'Times New Roman'" fo:background-color="transparent" fo:color="#000000"/>
    </style:style>
    <style:style style:name="T88" style:family="text">
      <style:text-properties fo:font-size="11.00pt" fo:font-weight="normal" fo:font-family="Calibri" style:font-family-asian="Calibri" style:font-family-complex="Calibri" fo:background-color="transparent" style:use-window-font-color="true"/>
    </style:style>
    <style:style style:name="T89" style:family="text">
      <style:text-properties fo:font-size="10.00pt" fo:font-weight="normal" fo:font-family="'Times New Roman'" style:font-family-asian="'Times New Roman'" style:font-family-complex="'Times New Roman'" fo:background-color="transparent" fo:color="#000000"/>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0.00pt" fo:font-weight="normal" fo:font-family="'Times New Roman'" style:font-family-asian="'Times New Roman'" style:font-family-complex="'Times New Roman'" fo:background-color="transparent" fo:color="#000000"/>
    </style:style>
    <style:style style:name="T92" style:family="text">
      <style:text-properties fo:font-size="11.00pt" fo:font-weight="normal" fo:font-family="Calibri" style:font-family-asian="Calibri" style:font-family-complex="Calibri" fo:background-color="transparent" style:use-window-font-color="true"/>
    </style:style>
    <style:style style:name="T93" style:family="text">
      <style:text-properties fo:font-size="10.00pt" fo:font-weight="normal" fo:font-family="'Times New Roman'" style:font-family-asian="'Times New Roman'" style:font-family-complex="'Times New Roman'" fo:background-color="transparent" fo:color="#000000"/>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0.00pt" fo:font-weight="normal" fo:font-family="'Times New Roman'" style:font-family-asian="'Times New Roman'" style:font-family-complex="'Times New Roman'" fo:background-color="transparent" fo:color="#000000"/>
    </style:style>
    <style:style style:name="T96" style:family="text">
      <style:text-properties fo:font-size="11.00pt" fo:font-weight="normal" fo:font-family="Calibri" style:font-family-asian="Calibri" style:font-family-complex="Calibri" fo:background-color="transparent" style:use-window-font-color="true"/>
    </style:style>
    <style:style style:name="T97" style:family="text">
      <style:text-properties fo:font-size="10.00pt" fo:font-weight="normal" fo:font-family="'Times New Roman'" style:font-family-asian="'Times New Roman'" style:font-family-complex="'Times New Roman'" fo:background-color="transparent" fo:color="#000000"/>
    </style:style>
    <style:style style:name="T98" style:family="text">
      <style:text-properties fo:font-size="11.00pt" fo:font-weight="normal" fo:font-family="Calibri" style:font-family-asian="Calibri" style:font-family-complex="Calibri" fo:background-color="transparent" style:use-window-font-color="true"/>
    </style:style>
    <style:style style:name="T99" style:family="text">
      <style:text-properties fo:font-size="10.00pt" fo:font-weight="normal" fo:font-family="'Times New Roman'" style:font-family-asian="'Times New Roman'" style:font-family-complex="'Times New Roman'" fo:background-color="transparent" fo:color="#000000"/>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0.00pt" fo:font-weight="normal" fo:font-family="'Times New Roman'" style:font-family-asian="'Times New Roman'" style:font-family-complex="'Times New Roman'" fo:background-color="transparent" fo:color="#000000"/>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0.00pt" fo:font-weight="normal" fo:font-family="'Times New Roman'" style:font-family-asian="'Times New Roman'" style:font-family-complex="'Times New Roman'"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0.00pt" fo:font-weight="normal" fo:font-family="'Times New Roman'" style:font-family-asian="'Times New Roman'" style:font-family-complex="'Times New Roman'" fo:background-color="transparent" fo:color="#000000"/>
    </style:style>
    <style:style style:name="T106" style:family="text">
      <style:text-properties fo:font-size="11.00pt" fo:font-weight="normal" fo:font-family="Calibri" style:font-family-asian="Calibri" style:font-family-complex="Calibri" fo:background-color="transparent" style:use-window-font-color="true"/>
    </style:style>
    <style:style style:name="T107" style:family="text">
      <style:text-properties fo:font-size="10.00pt" fo:font-weight="normal" fo:font-family="'Times New Roman'" style:font-family-asian="'Times New Roman'" style:font-family-complex="'Times New Roman'" fo:background-color="transparent" fo:color="#000000"/>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0.00pt" fo:font-weight="normal" fo:font-family="'Times New Roman'" style:font-family-asian="'Times New Roman'" style:font-family-complex="'Times New Roman'"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0.00pt" fo:font-weight="normal" fo:font-family="'Times New Roman'" style:font-family-asian="'Times New Roman'" style:font-family-complex="'Times New Roman'" fo:background-color="transparent" fo:color="#000000"/>
    </style:style>
    <style:style style:name="T112" style:family="text">
      <style:text-properties fo:font-size="10.00pt" fo:font-weight="normal" fo:font-family="'Times New Roman'" style:font-family-asian="'Times New Roman'" style:font-family-complex="'Times New Roman'" fo:background-color="transparent" style:use-window-font-color="true"/>
    </style:style>
    <style:style style:name="T113" style:family="text">
      <style:text-properties fo:font-size="10.00pt" fo:font-weight="normal" fo:font-family="'Times New Roman'" style:font-family-asian="'Times New Roman'" style:font-family-complex="'Times New Roman'" fo:background-color="transparent" fo:color="#000000"/>
    </style:style>
    <style:style style:name="T114" style:family="text">
      <style:text-properties fo:font-size="10.00pt" fo:font-weight="normal" fo:font-family="'Times New Roman'" style:font-family-asian="'Times New Roman'" style:font-family-complex="'Times New Roman'"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6.00pt" fo:font-weight="bold" fo:font-family="Arial" style:font-family-asian="Arial" style:font-family-complex="Arial" fo:background-color="transparent" fo:color="#000000"/>
    </style:style>
    <style:style style:name="T117" style:family="text">
      <style:text-properties fo:font-size="11.00pt" fo:font-weight="normal" fo:font-family="Calibri" style:font-family-asian="Calibri" style:font-family-complex="Calibri"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fo:color="#000000"/>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0.00pt" fo:font-weight="normal" fo:font-family="'Times New Roman'" style:font-family-asian="'Times New Roman'" style:font-family-complex="'Times New Roman'"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0.00pt" fo:font-weight="normal" fo:font-family="'Times New Roman'" style:font-family-asian="'Times New Roman'" style:font-family-complex="'Times New Roman'" fo:background-color="transparent" fo:color="#000000"/>
    </style:style>
    <style:style style:name="T123" style:family="text">
      <style:text-properties fo:font-size="12.00pt" fo:font-weight="normal" fo:font-family="'Times New Roman'" style:font-family-asian="'Times New Roman'" style:font-family-complex="'Times New Roman'" fo:background-color="transparent" fo:color="#000000"/>
    </style:style>
    <style:style style:name="T124" style:family="text">
      <style:text-properties fo:font-size="11.00pt" fo:font-weight="normal" fo:font-family="Calibri" style:font-family-asian="Calibri" style:font-family-complex="Calibri" fo:background-color="transparent" style:use-window-font-color="true"/>
    </style:style>
    <style:style style:name="T125" style:family="text">
      <style:text-properties fo:font-size="16.00pt" fo:font-weight="bold" fo:font-family="Arial" style:font-family-asian="Arial" style:font-family-complex="Arial" fo:background-color="transparent" fo:color="#000000"/>
    </style:style>
    <style:style style:name="T126" style:family="text">
      <style:text-properties fo:font-size="12.00pt" fo:font-weight="normal" fo:font-family="'Times New Roman'" style:font-family-asian="'Times New Roman'" style:font-family-complex="'Times New Roman'" fo:background-color="transparent" fo:color="#000000"/>
    </style:style>
    <style:style style:name="T1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2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3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32" style:family="text">
      <style:text-properties fo:font-size="12.00pt" fo:font-weight="normal" fo:font-family="'Times New Roman'" style:font-family-asian="'Times New Roman'" style:font-family-complex="'Times New Roman'" fo:background-color="transparent" fo:color="#000000"/>
    </style:style>
    <style:style style:name="T1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35" style:family="text">
      <style:text-properties fo:font-size="11.00pt" fo:font-weight="normal" fo:font-family="Calibri" style:font-family-asian="Calibri" style:font-family-complex="Calibri" fo:background-color="transparent" style:use-window-font-color="true"/>
    </style:style>
    <style:style style:name="T1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3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3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4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41" style:family="text">
      <style:text-properties fo:font-size="12.00pt" fo:font-weight="normal" fo:font-family="'Times New Roman'" style:font-family-asian="'Times New Roman'" style:font-family-complex="'Times New Roman'" fo:background-color="transparent" fo:color="#000000"/>
    </style:style>
    <style:style style:name="T1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4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4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4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50" style:family="text">
      <style:text-properties fo:font-size="12.00pt" fo:font-weight="normal" fo:font-family="'Times New Roman'" style:font-family-asian="'Times New Roman'" style:font-family-complex="'Times New Roman'" fo:background-color="transparent" fo:color="#000000"/>
    </style:style>
    <style:style style:name="T1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3" style:family="text">
      <style:text-properties fo:font-size="11.00pt" fo:font-weight="normal" fo:font-family="Calibri" style:font-family-asian="Calibri" style:font-family-complex="Calibri" fo:background-color="transparent" style:use-window-font-color="true"/>
    </style:style>
    <style:style style:name="T1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5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56" style:family="text">
      <style:text-properties fo:font-size="12.00pt" fo:font-weight="normal" fo:font-family="'Times New Roman'" style:font-family-asian="'Times New Roman'" style:font-family-complex="'Times New Roman'" fo:background-color="transparent" fo:color="#000000"/>
    </style:style>
    <style:style style:name="T15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59" style:family="text">
      <style:text-properties fo:font-size="11.00pt" fo:font-weight="normal" fo:font-family="Calibri" style:font-family-asian="Calibri" style:font-family-complex="Calibri" fo:background-color="transparent" style:use-window-font-color="true"/>
    </style:style>
    <style:style style:name="T16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6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6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6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6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65" style:family="text">
      <style:text-properties fo:font-size="12.00pt" fo:font-weight="normal" fo:font-family="'Times New Roman'" style:font-family-asian="'Times New Roman'" style:font-family-complex="'Times New Roman'" fo:background-color="transparent" fo:color="#000000"/>
    </style:style>
    <style:style style:name="T16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68" style:family="text">
      <style:text-properties fo:font-size="11.00pt" fo:font-weight="normal" fo:font-family="Calibri" style:font-family-asian="Calibri" style:font-family-complex="Calibri" fo:background-color="transparent" style:use-window-font-color="true"/>
    </style:style>
    <style:style style:name="T16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7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7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7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7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74" style:family="text">
      <style:text-properties fo:font-size="12.00pt" fo:font-weight="normal" fo:font-family="'Times New Roman'" style:font-family-asian="'Times New Roman'" style:font-family-complex="'Times New Roman'" fo:background-color="transparent" fo:color="#000000"/>
    </style:style>
    <style:style style:name="T17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7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8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8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8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83" style:family="text">
      <style:text-properties fo:font-size="12.00pt" fo:font-weight="normal" fo:font-family="'Times New Roman'" style:font-family-asian="'Times New Roman'" style:font-family-complex="'Times New Roman'" fo:background-color="transparent" fo:color="#000000"/>
    </style:style>
    <style:style style:name="T18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8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8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9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9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92" style:family="text">
      <style:text-properties fo:font-size="12.00pt" fo:font-weight="normal" fo:font-family="'Times New Roman'" style:font-family-asian="'Times New Roman'" style:font-family-complex="'Times New Roman'" fo:background-color="transparent" fo:color="#000000"/>
    </style:style>
    <style:style style:name="T19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195" style:family="text">
      <style:text-properties fo:font-size="11.00pt" fo:font-weight="normal" fo:font-family="Calibri" style:font-family-asian="Calibri" style:font-family-complex="Calibri" fo:background-color="transparent" style:use-window-font-color="true"/>
    </style:style>
    <style:style style:name="T19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9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19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19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0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01" style:family="text">
      <style:text-properties fo:font-size="12.00pt" fo:font-weight="normal" fo:font-family="'Times New Roman'" style:font-family-asian="'Times New Roman'" style:font-family-complex="'Times New Roman'" fo:background-color="transparent" fo:color="#000000"/>
    </style:style>
    <style:style style:name="T20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0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0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20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0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10" style:family="text">
      <style:text-properties fo:font-size="12.00pt" fo:font-weight="normal" fo:font-family="'Times New Roman'" style:font-family-asian="'Times New Roman'" style:font-family-complex="'Times New Roman'" fo:background-color="transparent" fo:color="#000000"/>
    </style:style>
    <style:style style:name="T2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13" style:family="text">
      <style:text-properties fo:font-size="11.00pt" fo:font-weight="normal" fo:font-family="Calibri" style:font-family-asian="Calibri" style:font-family-complex="Calibri" fo:background-color="transparent" style:use-window-font-color="true"/>
    </style:style>
    <style:style style:name="T2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1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1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21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1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19" style:family="text">
      <style:text-properties fo:font-size="12.00pt" fo:font-weight="normal" fo:font-family="'Times New Roman'" style:font-family-asian="'Times New Roman'" style:font-family-complex="'Times New Roman'" fo:background-color="transparent" fo:color="#000000"/>
    </style:style>
    <style:style style:name="T2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2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25" style:family="text">
      <style:text-properties fo:font-size="12.00pt" fo:font-weight="normal" fo:font-family="'Times New Roman'" style:font-family-asian="'Times New Roman'" style:font-family-complex="'Times New Roman'" fo:background-color="transparent" fo:color="#000000"/>
    </style:style>
    <style:style style:name="T22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28" style:family="text">
      <style:text-properties fo:font-size="11.00pt" fo:font-weight="normal" fo:font-family="Calibri" style:font-family-asian="Calibri" style:font-family-complex="Calibri" fo:background-color="transparent" style:use-window-font-color="true"/>
    </style:style>
    <style:style style:name="T2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31" style:family="text">
      <style:text-properties fo:font-size="12.00pt" fo:font-weight="normal" fo:font-family="'Times New Roman'" style:font-family-asian="'Times New Roman'" style:font-family-complex="'Times New Roman'" fo:background-color="transparent" fo:color="#000000"/>
    </style:style>
    <style:style style:name="T2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34" style:family="text">
      <style:text-properties fo:font-size="11.00pt" fo:font-weight="normal" fo:font-family="Calibri" style:font-family-asian="Calibri" style:font-family-complex="Calibri" fo:background-color="transparent" style:use-window-font-color="true"/>
    </style:style>
    <style:style style:name="T23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36"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3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23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3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40" style:family="text">
      <style:text-properties fo:font-size="12.00pt" fo:font-weight="normal" fo:font-family="'Times New Roman'" style:font-family-asian="'Times New Roman'" style:font-family-complex="'Times New Roman'" fo:background-color="transparent" fo:color="#000000"/>
    </style:style>
    <style:style style:name="T24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43" style:family="text">
      <style:text-properties fo:font-size="11.00pt" fo:font-weight="normal" fo:font-family="Calibri" style:font-family-asian="Calibri" style:font-family-complex="Calibri" fo:background-color="transparent" style:use-window-font-color="true"/>
    </style:style>
    <style:style style:name="T24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45"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4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67886"/>
    </style:style>
    <style:style style:name="T2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4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467886"/>
    </style:style>
    <style:style style:name="T249" style:family="text">
      <style:text-properties fo:font-size="12.00pt" fo:font-weight="normal" fo:font-family="'Times New Roman'" style:font-family-asian="'Times New Roman'" style:font-family-complex="'Times New Roman'" fo:background-color="transparent" fo:color="#000000"/>
    </style:style>
    <style:style style:name="T25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normal" fo:font-family="'Times New Roman'" style:font-family-asian="'Times New Roman'" style:font-family-complex="'Times New Roman'" fo:background-color="transparent" fo:color="#000000"/>
    </style:style>
    <style:style style:name="T25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255" style:family="text">
      <style:text-properties fo:font-size="16.00pt" fo:font-weight="bold" fo:font-family="Calibri" style:font-family-asian="Calibri" style:font-family-complex="Calibri" fo:background-color="transparent" fo:color="#000000"/>
    </style:style>
    <style:style style:name="T256" style:family="text">
      <style:text-properties fo:font-size="16.00pt" fo:font-weight="bold" fo:font-family="Arial" style:font-family-asian="Arial" style:font-family-complex="Arial" fo:background-color="transparent" fo:color="#000000"/>
    </style:style>
    <style:style style:name="T257" style:family="text">
      <style:text-properties fo:font-size="16.00pt" fo:font-weight="bold" fo:font-family="Calibri" style:font-family-asian="Calibri" style:font-family-complex="Calibri" fo:background-color="transparent" fo:color="#000000"/>
    </style:style>
    <style:style style:name="T258" style:family="text">
      <style:text-properties fo:font-size="12.00pt" fo:font-weight="normal" fo:font-family="'Times New Roman'" style:font-family-asian="'Times New Roman'" style:font-family-complex="'Times New Roman'" fo:background-color="transparent" fo:color="#000000"/>
    </style:style>
    <style:style style:name="T259" style:family="text">
      <style:text-properties fo:font-size="13.00pt" fo:font-weight="bold" fo:font-family="Calibri" style:font-family-asian="Calibri" style:font-family-complex="Calibri" fo:background-color="transparent" fo:color="#000000"/>
    </style:style>
    <style:style style:name="T260" style:family="text">
      <style:text-properties fo:font-size="13.00pt" fo:font-weight="bold" fo:font-family="Arial" style:font-family-asian="Arial" style:font-family-complex="Arial" fo:background-color="transparent" fo:color="#000000"/>
    </style:style>
    <style:style style:name="T261" style:family="text">
      <style:text-properties fo:font-size="13.00pt" fo:font-weight="bold" fo:font-family="Calibri" style:font-family-asian="Calibri" style:font-family-complex="Calibri" fo:background-color="transparent" fo:color="#000000"/>
    </style:style>
    <style:style style:name="T262" style:family="text">
      <style:text-properties fo:font-size="12.00pt" fo:font-weight="normal" fo:font-family="'Times New Roman'" style:font-family-asian="'Times New Roman'" style:font-family-complex="'Times New Roman'" fo:background-color="transparent" fo:color="#000000"/>
    </style:style>
    <style:style style:name="T263" style:family="text">
      <style:text-properties fo:font-size="12.00pt" fo:font-weight="bold" fo:font-family="'Times New Roman'" style:font-family-asian="'Times New Roman'" style:font-family-complex="'Times New Roman'" fo:background-color="transparent" fo:color="#000000"/>
    </style:style>
    <style:style style:name="T264" style:family="text">
      <style:text-properties fo:font-size="12.00pt" fo:font-weight="normal" fo:font-family="'Times New Roman'" style:font-family-asian="'Times New Roman'" style:font-family-complex="'Times New Roman'" fo:background-color="transparent" fo:color="#000000"/>
    </style:style>
    <style:style style:name="T265" style:family="text">
      <style:text-properties fo:font-size="12.00pt" fo:font-weight="bold" fo:font-family="'Times New Roman'" style:font-family-asian="'Times New Roman'" style:font-family-complex="'Times New Roman'" fo:background-color="transparent" fo:color="#000000"/>
    </style:style>
    <style:style style:name="T266" style:family="text">
      <style:text-properties fo:font-size="12.00pt" fo:font-weight="normal" fo:font-family="'Times New Roman'" style:font-family-asian="'Times New Roman'" style:font-family-complex="'Times New Roman'" fo:background-color="transparent" fo:color="#000000"/>
    </style:style>
    <style:style style:name="T267" style:family="text">
      <style:text-properties fo:font-size="12.00pt" fo:font-weight="bold" fo:font-family="'Times New Roman'" style:font-family-asian="'Times New Roman'" style:font-family-complex="'Times New Roman'" fo:background-color="transparent" fo:color="#000000"/>
    </style:style>
    <style:style style:name="T268" style:family="text">
      <style:text-properties fo:font-size="12.00pt" fo:font-weight="normal" fo:font-family="'Times New Roman'" style:font-family-asian="'Times New Roman'" style:font-family-complex="'Times New Roman'" fo:background-color="transparent" fo:color="#000000"/>
    </style:style>
    <style:style style:name="T269" style:family="text">
      <style:text-properties fo:font-size="12.00pt" fo:font-weight="bold" fo:font-family="'Times New Roman'" style:font-family-asian="'Times New Roman'" style:font-family-complex="'Times New Roman'" fo:background-color="transparent" fo:color="#000000"/>
    </style:style>
    <style:style style:name="T270" style:family="text">
      <style:text-properties fo:font-size="12.00pt" fo:font-weight="normal" fo:font-family="'Times New Roman'" style:font-family-asian="'Times New Roman'" style:font-family-complex="'Times New Roman'" fo:background-color="transparent" fo:color="#000000"/>
    </style:style>
    <style:style style:name="T271" style:family="text">
      <style:text-properties fo:font-size="13.00pt" fo:font-weight="bold" fo:font-family="Calibri" style:font-family-asian="Calibri" style:font-family-complex="Calibri" fo:background-color="transparent" fo:color="#000000"/>
    </style:style>
    <style:style style:name="T272" style:family="text">
      <style:text-properties fo:font-size="13.00pt" fo:font-weight="bold" fo:font-family="Arial" style:font-family-asian="Arial" style:font-family-complex="Arial" fo:background-color="transparent" fo:color="#000000"/>
    </style:style>
    <style:style style:name="T273" style:family="text">
      <style:text-properties fo:font-size="13.00pt" fo:font-weight="bold" fo:font-family="Calibri" style:font-family-asian="Calibri" style:font-family-complex="Calibri" fo:background-color="transparent" fo:color="#000000"/>
    </style:style>
    <style:style style:name="T274" style:family="text">
      <style:text-properties fo:font-size="12.00pt" fo:font-weight="normal" fo:font-family="'Times New Roman'" style:font-family-asian="'Times New Roman'" style:font-family-complex="'Times New Roman'" fo:background-color="transparent" fo:color="#000000"/>
    </style:style>
    <style:style style:name="T275" style:family="text">
      <style:text-properties fo:font-size="12.00pt" fo:font-weight="bold" fo:font-family="'Times New Roman'" style:font-family-asian="'Times New Roman'" style:font-family-complex="'Times New Roman'" fo:background-color="transparent" fo:color="#000000"/>
    </style:style>
    <style:style style:name="T276" style:family="text">
      <style:text-properties fo:font-size="12.00pt" fo:font-weight="normal" fo:font-family="'Times New Roman'" style:font-family-asian="'Times New Roman'" style:font-family-complex="'Times New Roman'" fo:background-color="transparent" fo:color="#000000"/>
    </style:style>
    <style:style style:name="T277" style:family="text">
      <style:text-properties fo:font-size="12.00pt" fo:font-weight="bold" fo:font-family="'Times New Roman'" style:font-family-asian="'Times New Roman'" style:font-family-complex="'Times New Roman'" fo:background-color="transparent" fo:color="#000000"/>
    </style:style>
    <style:style style:name="T278" style:family="text">
      <style:text-properties fo:font-size="12.00pt" fo:font-weight="normal" fo:font-family="'Times New Roman'" style:font-family-asian="'Times New Roman'" style:font-family-complex="'Times New Roman'" fo:background-color="transparent" fo:color="#000000"/>
    </style:style>
    <style:style style:name="T279" style:family="text">
      <style:text-properties fo:font-size="12.00pt" fo:font-weight="bold" fo:font-family="'Times New Roman'" style:font-family-asian="'Times New Roman'" style:font-family-complex="'Times New Roman'" fo:background-color="transparent" fo:color="#000000"/>
    </style:style>
    <style:style style:name="T280" style:family="text">
      <style:text-properties fo:font-size="12.00pt" fo:font-weight="normal" fo:font-family="'Times New Roman'" style:font-family-asian="'Times New Roman'" style:font-family-complex="'Times New Roman'" fo:background-color="transparent" fo:color="#000000"/>
    </style:style>
    <style:style style:name="T281" style:family="text">
      <style:text-properties fo:font-size="12.00pt" fo:font-weight="bold" fo:font-family="'Times New Roman'" style:font-family-asian="'Times New Roman'" style:font-family-complex="'Times New Roman'" fo:background-color="transparent" fo:color="#000000"/>
    </style:style>
    <style:style style:name="T282" style:family="text">
      <style:text-properties fo:font-size="12.00pt" fo:font-weight="normal" fo:font-family="'Times New Roman'" style:font-family-asian="'Times New Roman'" style:font-family-complex="'Times New Roman'" fo:background-color="transparent" fo:color="#000000"/>
    </style:style>
    <style:style style:name="T283" style:family="text">
      <style:text-properties fo:font-size="12.00pt" fo:font-weight="bold" fo:font-family="'Times New Roman'" style:font-family-asian="'Times New Roman'" style:font-family-complex="'Times New Roman'" fo:background-color="transparent" fo:color="#000000"/>
    </style:style>
    <style:style style:name="T284" style:family="text">
      <style:text-properties fo:font-size="12.00pt" fo:font-weight="normal" fo:font-family="'Times New Roman'" style:font-family-asian="'Times New Roman'" style:font-family-complex="'Times New Roman'" fo:background-color="transparent" fo:color="#000000"/>
    </style:style>
    <style:style style:name="T285" style:family="text">
      <style:text-properties fo:font-size="12.00pt" fo:font-weight="bold" fo:font-family="'Times New Roman'" style:font-family-asian="'Times New Roman'" style:font-family-complex="'Times New Roman'" fo:background-color="transparent" fo:color="#000000"/>
    </style:style>
    <style:style style:name="T286" style:family="text">
      <style:text-properties fo:font-size="12.00pt" fo:font-weight="normal" fo:font-family="'Times New Roman'" style:font-family-asian="'Times New Roman'" style:font-family-complex="'Times New Roman'" fo:background-color="transparent" fo:color="#000000"/>
    </style:style>
    <style:style style:name="T287" style:family="text">
      <style:text-properties fo:font-size="11.00pt" fo:font-weight="normal" fo:font-family="Calibri" style:font-family-asian="Calibri" style:font-family-complex="Calibri" fo:background-color="transparent" style:use-window-font-color="true"/>
    </style:style>
    <style:style style:name="T288" style:family="text">
      <style:text-properties fo:font-size="12.00pt" fo:font-weight="normal" fo:font-family="'Times New Roman'" style:font-family-asian="'Times New Roman'" style:font-family-complex="'Times New Roman'" fo:background-color="transparent" fo:color="#000000"/>
    </style:style>
    <style:style style:name="T289" style:family="text">
      <style:text-properties fo:font-size="11.00pt" fo:font-weight="normal" fo:font-family="Calibri" style:font-family-asian="Calibri" style:font-family-complex="Calibri" fo:background-color="transparent" style:use-window-font-color="true"/>
    </style:style>
    <style:style style:name="T290" style:family="text">
      <style:text-properties fo:font-size="16.00pt" fo:font-weight="bold" fo:font-family="Calibri" style:font-family-asian="Calibri" style:font-family-complex="Calibri" fo:background-color="transparent" fo:color="#000000"/>
    </style:style>
    <style:style style:name="T291" style:family="text">
      <style:text-properties fo:font-size="13.00pt" fo:font-weight="bold" fo:font-family="Calibri" style:font-family-asian="Calibri" style:font-family-complex="Calibri" fo:background-color="transparent" fo:color="#000000"/>
    </style:style>
    <style:style style:name="T292" style:family="text">
      <style:text-properties fo:font-size="13.00pt" fo:font-weight="bold" fo:font-family="Arial" style:font-family-asian="Arial" style:font-family-complex="Arial" fo:background-color="transparent" fo:color="#000000"/>
    </style:style>
    <style:style style:name="T293" style:family="text">
      <style:text-properties fo:font-size="13.00pt" fo:font-weight="bold" fo:font-family="Calibri" style:font-family-asian="Calibri" style:font-family-complex="Calibri" fo:background-color="transparent" fo:color="#000000"/>
    </style:style>
    <style:style style:name="T294" style:family="text">
      <style:text-properties fo:font-size="11.00pt" fo:font-weight="normal" fo:font-family="Calibri" style:font-family-asian="Calibri" style:font-family-complex="Calibri" fo:background-color="transparent" fo:color="#000000"/>
    </style:style>
    <style:style style:name="T295" style:family="text">
      <style:text-properties fo:font-size="13.00pt" fo:font-weight="bold" fo:font-family="Calibri" style:font-family-asian="Calibri" style:font-family-complex="Calibri" fo:background-color="transparent" fo:color="#000000"/>
    </style:style>
    <style:style style:name="T296" style:family="text">
      <style:text-properties fo:font-size="13.00pt" fo:font-weight="bold" fo:font-family="Arial" style:font-family-asian="Arial" style:font-family-complex="Arial" fo:background-color="transparent" fo:color="#000000"/>
    </style:style>
    <style:style style:name="T297" style:family="text">
      <style:text-properties fo:font-size="13.00pt" fo:font-weight="bold" fo:font-family="Calibri" style:font-family-asian="Calibri" style:font-family-complex="Calibri" fo:background-color="transparent" fo:color="#000000"/>
    </style:style>
    <style:style style:name="T298" style:family="text">
      <style:text-properties fo:font-size="12.00pt" fo:font-weight="normal" fo:font-family="'Times New Roman'" style:font-family-asian="'Times New Roman'" style:font-family-complex="'Times New Roman'" fo:background-color="transparent" fo:color="#000000"/>
    </style:style>
    <style:style style:name="T299" style:family="text">
      <style:text-properties fo:font-size="13.00pt" fo:font-weight="bold" fo:font-family="Calibri" style:font-family-asian="Calibri" style:font-family-complex="Calibri" fo:background-color="transparent" fo:color="#000000"/>
    </style:style>
    <style:style style:name="T300" style:family="text">
      <style:text-properties fo:font-size="13.00pt" fo:font-weight="bold" fo:font-family="Arial" style:font-family-asian="Arial" style:font-family-complex="Arial" fo:background-color="transparent" fo:color="#000000"/>
    </style:style>
    <style:style style:name="T301" style:family="text">
      <style:text-properties fo:font-size="13.00pt" fo:font-weight="bold" fo:font-family="Calibri" style:font-family-asian="Calibri" style:font-family-complex="Calibri" fo:background-color="transparent" fo:color="#000000"/>
    </style:style>
    <style:style style:name="T302" style:family="text">
      <style:text-properties fo:font-size="12.00pt" fo:font-weight="normal" fo:font-family="'Times New Roman'" style:font-family-asian="'Times New Roman'" style:font-family-complex="'Times New Roman'" fo:background-color="transparent" fo:color="#000000"/>
    </style:style>
    <style:style style:name="T30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05" style:family="text">
      <style:text-properties fo:font-size="12.00pt" fo:font-weight="normal" fo:font-family="'Times New Roman'" style:font-family-asian="'Times New Roman'" style:font-family-complex="'Times New Roman'" fo:background-color="transparent" fo:color="#000000"/>
    </style:style>
    <style:style style:name="T306" style:family="text">
      <style:text-properties fo:font-size="13.00pt" fo:font-weight="bold" fo:font-family="Calibri" style:font-family-asian="Calibri" style:font-family-complex="Calibri" fo:background-color="transparent" fo:color="#000000"/>
    </style:style>
    <style:style style:name="T307" style:family="text">
      <style:text-properties fo:font-size="13.00pt" fo:font-weight="bold" fo:font-family="Arial" style:font-family-asian="Arial" style:font-family-complex="Arial" fo:background-color="transparent" fo:color="#000000"/>
    </style:style>
    <style:style style:name="T308" style:family="text">
      <style:text-properties fo:font-size="13.00pt" fo:font-weight="bold" fo:font-family="Calibri" style:font-family-asian="Calibri" style:font-family-complex="Calibri" fo:background-color="transparent" fo:color="#000000"/>
    </style:style>
    <style:style style:name="T309" style:family="text">
      <style:text-properties fo:font-size="12.00pt" fo:font-weight="normal" fo:font-family="'Times New Roman'" style:font-family-asian="'Times New Roman'" style:font-family-complex="'Times New Roman'" fo:background-color="transparent" fo:color="#000000"/>
    </style:style>
    <style:style style:name="T31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2" style:family="text">
      <style:text-properties fo:font-size="12.00pt" fo:font-weight="normal" fo:font-family="'Times New Roman'" style:font-family-asian="'Times New Roman'" style:font-family-complex="'Times New Roman'" fo:background-color="transparent" fo:color="#000000"/>
    </style:style>
    <style:style style:name="T31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4"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15" style:family="text">
      <style:text-properties fo:font-size="12.00pt" fo:font-weight="normal" fo:font-family="'Times New Roman'" style:font-family-asian="'Times New Roman'" style:font-family-complex="'Times New Roman'" fo:background-color="transparent" fo:color="#000000"/>
    </style:style>
    <style:style style:name="T316" style:family="text">
      <style:text-properties fo:font-size="13.00pt" fo:font-weight="bold" fo:font-family="Calibri" style:font-family-asian="Calibri" style:font-family-complex="Calibri" fo:background-color="transparent" fo:color="#000000"/>
    </style:style>
    <style:style style:name="T317" style:family="text">
      <style:text-properties fo:font-size="13.00pt" fo:font-weight="bold" fo:font-family="Arial" style:font-family-asian="Arial" style:font-family-complex="Arial" fo:background-color="transparent" fo:color="#000000"/>
    </style:style>
    <style:style style:name="T318" style:family="text">
      <style:text-properties fo:font-size="13.00pt" fo:font-weight="bold" fo:font-family="Calibri" style:font-family-asian="Calibri" style:font-family-complex="Calibri" fo:background-color="transparent" fo:color="#000000"/>
    </style:style>
    <style:style style:name="T319" style:family="text">
      <style:text-properties fo:font-size="12.00pt" fo:font-weight="normal" fo:font-family="'Times New Roman'" style:font-family-asian="'Times New Roman'" style:font-family-complex="'Times New Roman'" fo:background-color="transparent" fo:color="#000000"/>
    </style:style>
    <style:style style:name="T32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1"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2" style:family="text">
      <style:text-properties fo:font-size="12.00pt" fo:font-weight="normal" fo:font-family="'Times New Roman'" style:font-family-asian="'Times New Roman'" style:font-family-complex="'Times New Roman'" fo:background-color="transparent" fo:color="#000000"/>
    </style:style>
    <style:style style:name="T323" style:family="text">
      <style:text-properties fo:font-size="13.00pt" fo:font-weight="bold" fo:font-family="Calibri" style:font-family-asian="Calibri" style:font-family-complex="Calibri" fo:background-color="transparent" fo:color="#000000"/>
    </style:style>
    <style:style style:name="T324" style:family="text">
      <style:text-properties fo:font-size="13.00pt" fo:font-weight="bold" fo:font-family="Arial" style:font-family-asian="Arial" style:font-family-complex="Arial" fo:background-color="transparent" fo:color="#000000"/>
    </style:style>
    <style:style style:name="T325" style:family="text">
      <style:text-properties fo:font-size="13.00pt" fo:font-weight="bold" fo:font-family="Calibri" style:font-family-asian="Calibri" style:font-family-complex="Calibri" fo:background-color="transparent" fo:color="#000000"/>
    </style:style>
    <style:style style:name="T326" style:family="text">
      <style:text-properties fo:font-size="12.00pt" fo:font-weight="normal" fo:font-family="'Times New Roman'" style:font-family-asian="'Times New Roman'" style:font-family-complex="'Times New Roman'" fo:background-color="transparent" fo:color="#000000"/>
    </style:style>
    <style:style style:name="T32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8"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29"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0"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1" style:family="text">
      <style:text-properties fo:font-size="12.00pt" fo:font-weight="normal" fo:font-family="'Times New Roman'" style:font-family-asian="'Times New Roman'" style:font-family-complex="'Times New Roman'" fo:background-color="transparent" fo:color="#000000"/>
    </style:style>
    <style:style style:name="T332"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3"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34" style:family="text">
      <style:text-properties fo:font-size="12.00pt" fo:font-weight="normal" fo:font-family="'Times New Roman'" style:font-family-asian="'Times New Roman'" style:font-family-complex="'Times New Roman'" fo:background-color="transparent" fo:color="#000000"/>
    </style:style>
    <style:style style:name="T335" style:family="text">
      <style:text-properties fo:font-size="11.00pt" fo:font-weight="normal" fo:font-family="Calibri" style:font-family-asian="Calibri" style:font-family-complex="Calibri" fo:background-color="transparent" style:use-window-font-color="true"/>
    </style:style>
    <style:style style:name="T336" style:family="text">
      <style:text-properties fo:font-size="16.00pt" fo:font-weight="bold" fo:font-family="Calibri" style:font-family-asian="Calibri" style:font-family-complex="Calibri" fo:background-color="transparent" fo:color="#000000"/>
    </style:style>
    <style:style style:name="T337" style:family="text">
      <style:text-properties fo:font-size="16.00pt" fo:font-weight="bold" fo:font-family="Arial" style:font-family-asian="Arial" style:font-family-complex="Arial" fo:background-color="transparent" fo:color="#000000"/>
    </style:style>
    <style:style style:name="T338" style:family="text">
      <style:text-properties fo:font-size="16.00pt" fo:font-weight="bold" fo:font-family="Calibri" style:font-family-asian="Calibri" style:font-family-complex="Calibri" fo:background-color="transparent" fo:color="#000000"/>
    </style:style>
    <style:style style:name="T339" style:family="text">
      <style:text-properties fo:font-size="13.00pt" fo:font-weight="bold" fo:font-family="Calibri" style:font-family-asian="Calibri" style:font-family-complex="Calibri" fo:background-color="transparent" fo:color="#000000"/>
    </style:style>
    <style:style style:name="T340" style:family="text">
      <style:text-properties fo:font-size="12.00pt" fo:font-weight="normal" fo:font-family="'Times New Roman'" style:font-family-asian="'Times New Roman'" style:font-family-complex="'Times New Roman'" fo:background-color="transparent" fo:color="#000000"/>
    </style:style>
    <style:style style:name="T341" style:family="text">
      <style:text-properties fo:font-size="13.00pt" fo:font-weight="bold" fo:font-family="Calibri" style:font-family-asian="Calibri" style:font-family-complex="Calibri" fo:background-color="transparent" fo:color="#000000"/>
    </style:style>
    <style:style style:name="T342" style:family="text">
      <style:text-properties fo:font-size="12.00pt" fo:font-weight="normal" fo:font-family="'Times New Roman'" style:font-family-asian="'Times New Roman'" style:font-family-complex="'Times New Roman'" fo:background-color="transparent" fo:color="#000000"/>
    </style:style>
    <style:style style:name="T343" style:family="text">
      <style:text-properties fo:font-size="16.00pt" fo:font-weight="bold" fo:font-family="Calibri" style:font-family-asian="Calibri" style:font-family-complex="Calibri" fo:background-color="transparent" fo:color="#000000"/>
    </style:style>
    <style:style style:name="T344" style:family="text">
      <style:text-properties fo:font-size="16.00pt" fo:font-weight="bold" fo:font-family="Arial" style:font-family-asian="Arial" style:font-family-complex="Arial" fo:background-color="transparent" fo:color="#000000"/>
    </style:style>
    <style:style style:name="T345" style:family="text">
      <style:text-properties fo:font-size="16.00pt" fo:font-weight="bold" fo:font-family="Calibri" style:font-family-asian="Calibri" style:font-family-complex="Calibri" fo:background-color="transparent" fo:color="#000000"/>
    </style:style>
    <style:style style:name="T346" style:family="text">
      <style:text-properties fo:font-size="12.00pt" fo:font-weight="normal" fo:font-family="'Times New Roman'" style:font-family-asian="'Times New Roman'" style:font-family-complex="'Times New Roman'" fo:background-color="transparent" fo:color="#000000"/>
    </style:style>
    <style:style style:name="T347" style:family="text">
      <style:text-properties fo:font-size="12.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00"/>
    </style:style>
    <style:style style:name="T348" style:family="text">
      <style:text-properties fo:font-size="12.00pt" fo:font-weight="normal" fo:font-family="'Times New Roman'" style:font-family-asian="'Times New Roman'" style:font-family-complex="'Times New Roman'" fo:background-color="transparent" fo:color="#000000"/>
    </style:style>
    <style:style style:name="T349" style:family="text">
      <style:text-properties fo:font-size="11.00pt" fo:font-weight="normal" fo:font-family="Calibri" style:font-family-asian="Calibri" style:font-family-complex="Calibri" fo:background-color="transparent" style:use-window-font-color="true"/>
    </style:style>
    <style:style style:name="T350" style:family="text">
      <style:text-properties fo:font-size="16.00pt" fo:font-weight="bold" fo:font-family="Calibri" style:font-family-asian="Calibri" style:font-family-complex="Calibri" fo:background-color="transparent" fo:color="#000000"/>
    </style:style>
    <style:style style:name="T351" style:family="text">
      <style:text-properties fo:font-size="16.00pt" fo:font-weight="bold" fo:font-family="Arial" style:font-family-asian="Arial" style:font-family-complex="Arial" fo:background-color="transparent" fo:color="#000000"/>
    </style:style>
    <style:style style:name="T352" style:family="text">
      <style:text-properties fo:font-size="16.00pt" fo:font-weight="bold" fo:font-family="Calibri" style:font-family-asian="Calibri" style:font-family-complex="Calibri" fo:background-color="transparent" fo:color="#000000"/>
    </style:style>
    <style:style style:name="T353" style:family="text">
      <style:text-properties fo:font-size="12.00pt" fo:font-weight="normal" fo:font-family="'Times New Roman'" style:font-family-asian="'Times New Roman'" style:font-family-complex="'Times New Roman'" fo:background-color="transparent" fo:color="#000000"/>
    </style:style>
    <style:style style:name="T354" style:family="text">
      <style:text-properties fo:font-size="16.00pt" fo:font-weight="bold" fo:font-family="Calibri" style:font-family-asian="Calibri" style:font-family-complex="Calibri" fo:background-color="transparent" fo:color="#000000"/>
    </style:style>
    <style:style style:name="T355"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fo:margin-right="4.85pt"/>
    </style:style>
    <style:style style:name="P2" style:family="paragraph">
      <style:paragraph-properties fo:line-height="100.00%" fo:text-align="right" fo:margin-right="4.85pt"/>
    </style:style>
    <style:style style:name="P3" style:family="paragraph">
      <style:paragraph-properties fo:line-height="100.00%" fo:text-align="right" fo:margin-right="4.85pt" fo:margin-bottom="6.35pt"/>
    </style:style>
    <style:style style:name="P4" style:family="paragraph">
      <style:paragraph-properties fo:line-height="100.00%" fo:text-align="right" fo:margin-right="4.85pt"/>
    </style:style>
    <style:style style:name="P5" style:family="paragraph">
      <style:paragraph-properties fo:line-height="100.00%" fo:text-align="left"/>
    </style:style>
    <style:style style:name="P6" style:family="paragraph">
      <style:paragraph-properties fo:line-height="100.00%" fo:text-align="left" fo:margin-bottom="4.40pt"/>
    </style:style>
    <style:style style:name="P7" style:family="paragraph">
      <style:paragraph-properties fo:line-height="100.00%" fo:text-align="right" fo:margin-left="0.50pt" fo:text-indent="-0.50pt" fo:margin-right="4.40pt"/>
    </style:style>
    <style:style style:name="P8" style:family="paragraph">
      <style:paragraph-properties fo:line-height="100.00%" fo:text-align="right"/>
    </style:style>
    <style:style style:name="P9" style:family="paragraph">
      <style:paragraph-properties fo:line-height="100.00%" fo:text-align="center" fo:margin-right="1.60pt" fo:margin-bottom="2.25pt"/>
    </style:style>
    <style:style style:name="P10" style:family="paragraph">
      <style:paragraph-properties fo:line-height="100.00%" fo:text-align="center" fo:margin-right="0.10pt"/>
    </style:style>
    <style:style style:name="P11" style:family="paragraph">
      <style:paragraph-properties fo:line-height="100.00%" fo:text-align="center" fo:margin-right="1.60pt"/>
    </style:style>
    <style:style style:name="P12" style:family="paragraph">
      <style:paragraph-properties fo:line-height="100.00%" fo:text-align="center" fo:margin-right="1.65pt"/>
    </style:style>
    <style:style style:name="P13" style:family="paragraph">
      <style:paragraph-properties fo:line-height="100.00%" fo:text-align="center" fo:margin-right="1.60pt"/>
    </style:style>
    <style:style style:name="P14" style:family="paragraph">
      <style:paragraph-properties fo:line-height="100.00%" fo:text-align="left" fo:margin-bottom="2.40pt"/>
    </style:style>
    <style:style style:name="P15" style:family="paragraph">
      <style:paragraph-properties fo:line-height="100.00%" fo:text-align="left"/>
    </style:style>
    <style:style style:name="P16" style:family="paragraph">
      <style:paragraph-properties fo:line-height="100.00%" fo:text-align="center" fo:margin-right="1.60pt"/>
    </style:style>
    <style:style style:name="P17" style:family="paragraph">
      <style:paragraph-properties fo:line-height="100.00%" fo:text-align="left"/>
    </style:style>
    <style:style style:name="P18" style:family="paragraph">
      <style:paragraph-properties fo:line-height="100.00%" fo:text-align="center" fo:margin-right="2.15pt" fo:margin-bottom="2.50pt"/>
    </style:style>
    <style:style style:name="P19" style:family="paragraph">
      <style:paragraph-properties fo:line-height="100.00%" fo:text-align="center" fo:margin-right="5.10pt"/>
    </style:style>
    <style:style style:name="P20" style:family="paragraph">
      <style:paragraph-properties fo:line-height="100.00%" fo:text-align="center" fo:margin-right="1.15pt"/>
    </style:style>
    <style:style style:name="P21" style:family="paragraph">
      <style:paragraph-properties fo:line-height="100.00%" fo:text-align="left" fo:margin-left="4.20pt" fo:text-indent="-4.25pt">
        <style:tab-stops>
          <style:tab-stop style:position="333.10pt"/>
          <style:tab-stop style:position="16444.05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0.10pt" fo:text-indent="0.00pt"/>
    </style:style>
    <style:style style:name="P24" style:family="paragraph">
      <style:paragraph-properties fo:line-height="100.00%" fo:text-align="left" fo:margin-left="4.20pt" fo:text-indent="-4.25pt">
        <style:tab-stops>
          <style:tab-stop style:position="333.10pt"/>
          <style:tab-stop style:position="16444.05pt"/>
        </style:tab-stops>
      </style:paragraph-properties>
    </style:style>
    <style:style style:name="P25" style:family="paragraph">
      <style:paragraph-properties fo:line-height="100.00%" fo:text-align="left" fo:margin-left="4.20pt" fo:text-indent="-4.25pt">
        <style:tab-stops>
          <style:tab-stop style:position="333.10pt"/>
          <style:tab-stop style:position="16444.05pt"/>
        </style:tab-stops>
      </style:paragraph-properties>
    </style:style>
    <style:style style:name="P26" style:family="paragraph">
      <style:paragraph-properties fo:line-height="100.00%" fo:text-align="left"/>
    </style:style>
    <style:style style:name="P27" style:family="paragraph">
      <style:paragraph-properties fo:line-height="100.00%" fo:text-align="left" fo:margin-left="0.10pt" fo:text-indent="0.00pt"/>
    </style:style>
    <style:style style:name="P28" style:family="paragraph">
      <style:paragraph-properties fo:line-height="100.00%" fo:text-align="left" fo:margin-left="4.20pt" fo:text-indent="-4.25pt">
        <style:tab-stops>
          <style:tab-stop style:position="333.10pt"/>
          <style:tab-stop style:position="16444.05pt"/>
        </style:tab-stops>
      </style:paragraph-properties>
    </style:style>
    <style:style style:name="P29" style:family="paragraph">
      <style:paragraph-properties fo:line-height="100.00%" fo:text-align="left"/>
    </style:style>
    <style:style style:name="P30" style:family="paragraph">
      <style:paragraph-properties fo:line-height="100.00%" fo:text-align="left" fo:margin-left="0.50pt" fo:text-indent="-0.50pt" fo:margin-right="2.05pt"/>
    </style:style>
    <style:style style:name="P31" style:family="paragraph">
      <style:paragraph-properties fo:line-height="100.00%" fo:text-align="left" fo:margin-left="4.20pt" fo:text-indent="-4.25pt">
        <style:tab-stops>
          <style:tab-stop style:position="333.10pt"/>
          <style:tab-stop style:position="16444.05pt"/>
        </style:tab-stops>
      </style:paragraph-properties>
    </style:style>
    <style:style style:name="P32" style:family="paragraph">
      <style:paragraph-properties fo:line-height="100.00%" fo:text-align="left"/>
    </style:style>
    <style:style style:name="P33" style:family="paragraph">
      <style:paragraph-properties fo:line-height="100.00%" fo:text-align="left" fo:margin-left="0.10pt" fo:text-indent="0.00pt"/>
    </style:style>
    <style:style style:name="P34" style:family="paragraph">
      <style:paragraph-properties fo:line-height="100.00%" fo:text-align="left" fo:margin-left="4.20pt" fo:text-indent="-4.25pt">
        <style:tab-stops>
          <style:tab-stop style:position="333.10pt"/>
          <style:tab-stop style:position="16444.05pt"/>
        </style:tab-stops>
      </style:paragraph-properties>
    </style:style>
    <style:style style:name="P35" style:family="paragraph">
      <style:paragraph-properties fo:line-height="100.00%" fo:text-align="left" fo:margin-left="4.20pt" fo:text-indent="-4.25pt">
        <style:tab-stops>
          <style:tab-stop style:position="333.10pt"/>
          <style:tab-stop style:position="16444.05pt"/>
        </style:tab-stops>
      </style:paragraph-properties>
    </style:style>
    <style:style style:name="P36" style:family="paragraph">
      <style:paragraph-properties fo:line-height="100.00%" fo:text-align="left"/>
    </style:style>
    <style:style style:name="P37" style:family="paragraph">
      <style:paragraph-properties fo:line-height="100.00%" fo:text-align="left" fo:margin-left="0.10pt" fo:text-indent="0.00pt"/>
    </style:style>
    <style:style style:name="P38" style:family="paragraph">
      <style:paragraph-properties fo:line-height="100.00%" fo:text-align="left" fo:margin-left="4.20pt" fo:text-indent="-4.25pt">
        <style:tab-stops>
          <style:tab-stop style:position="333.10pt"/>
          <style:tab-stop style:position="16444.05pt"/>
        </style:tab-stops>
      </style:paragraph-properties>
    </style:style>
    <style:style style:name="P39" style:family="paragraph">
      <style:paragraph-properties fo:line-height="100.00%" fo:text-align="left"/>
    </style:style>
    <style:style style:name="P40" style:family="paragraph">
      <style:paragraph-properties fo:line-height="100.00%" fo:text-align="left" fo:margin-left="0.10pt" fo:text-indent="0.00pt"/>
    </style:style>
    <style:style style:name="P41" style:family="paragraph">
      <style:paragraph-properties fo:line-height="100.00%" fo:text-align="left" fo:margin-left="4.20pt" fo:text-indent="-4.25pt">
        <style:tab-stops>
          <style:tab-stop style:position="333.10pt"/>
          <style:tab-stop style:position="16444.05pt"/>
        </style:tab-stops>
      </style:paragraph-properties>
    </style:style>
    <style:style style:name="P42" style:family="paragraph">
      <style:paragraph-properties fo:line-height="100.00%" fo:text-align="left"/>
    </style:style>
    <style:style style:name="P43" style:family="paragraph">
      <style:paragraph-properties fo:line-height="100.00%" fo:text-align="left" fo:margin-left="4.20pt" fo:text-indent="-4.25pt">
        <style:tab-stops>
          <style:tab-stop style:position="333.10pt"/>
          <style:tab-stop style:position="16444.05pt"/>
        </style:tab-stops>
      </style:paragraph-properties>
    </style:style>
    <style:style style:name="P44" style:family="paragraph">
      <style:paragraph-properties fo:line-height="100.00%" fo:text-align="left"/>
    </style:style>
    <style:style style:name="P45" style:family="paragraph">
      <style:paragraph-properties fo:line-height="100.00%" fo:text-align="left" fo:margin-left="0.10pt" fo:text-indent="0.00pt"/>
    </style:style>
    <style:style style:name="P46" style:family="paragraph">
      <style:paragraph-properties fo:line-height="100.00%" fo:text-align="left" fo:margin-left="4.20pt" fo:text-indent="-4.25pt">
        <style:tab-stops>
          <style:tab-stop style:position="333.10pt"/>
          <style:tab-stop style:position="16444.05pt"/>
        </style:tab-stops>
      </style:paragraph-properties>
    </style:style>
    <style:style style:name="P47" style:family="paragraph">
      <style:paragraph-properties fo:line-height="100.00%" fo:text-align="left" fo:margin-left="4.20pt" fo:text-indent="-4.25pt">
        <style:tab-stops>
          <style:tab-stop style:position="333.10pt"/>
          <style:tab-stop style:position="16444.05pt"/>
        </style:tab-stops>
      </style:paragraph-properties>
    </style:style>
    <style:style style:name="P48" style:family="paragraph">
      <style:paragraph-properties fo:line-height="100.00%" fo:text-align="left"/>
    </style:style>
    <style:style style:name="P49" style:family="paragraph">
      <style:paragraph-properties fo:line-height="100.00%" fo:text-align="left" fo:margin-left="0.10pt" fo:text-indent="0.00pt"/>
    </style:style>
    <style:style style:name="P50" style:family="paragraph">
      <style:paragraph-properties fo:line-height="100.00%" fo:text-align="left" fo:margin-left="4.20pt" fo:text-indent="-4.25pt">
        <style:tab-stops>
          <style:tab-stop style:position="333.10pt"/>
          <style:tab-stop style:position="16444.05pt"/>
        </style:tab-stops>
      </style:paragraph-properties>
    </style:style>
    <style:style style:name="P51" style:family="paragraph">
      <style:paragraph-properties fo:line-height="100.00%" fo:text-align="left" fo:margin-left="4.20pt" fo:text-indent="-4.25pt">
        <style:tab-stops>
          <style:tab-stop style:position="333.10pt"/>
          <style:tab-stop style:position="16444.05pt"/>
        </style:tab-stops>
      </style:paragraph-properties>
    </style:style>
    <style:style style:name="P52" style:family="paragraph">
      <style:paragraph-properties fo:line-height="100.00%" fo:text-align="left"/>
    </style:style>
    <style:style style:name="P53" style:family="paragraph">
      <style:paragraph-properties fo:line-height="100.00%" fo:text-align="left" fo:margin-left="0.10pt" fo:text-indent="0.00pt"/>
    </style:style>
    <style:style style:name="P54" style:family="paragraph">
      <style:paragraph-properties fo:line-height="100.00%" fo:text-align="left" fo:margin-left="4.20pt" fo:text-indent="-4.25pt">
        <style:tab-stops>
          <style:tab-stop style:position="333.10pt"/>
          <style:tab-stop style:position="16444.05pt"/>
        </style:tab-stops>
      </style:paragraph-properties>
    </style:style>
    <style:style style:name="P55" style:family="paragraph">
      <style:paragraph-properties fo:line-height="100.00%" fo:text-align="left" fo:margin-left="4.20pt" fo:text-indent="-4.25pt">
        <style:tab-stops>
          <style:tab-stop style:position="333.10pt"/>
          <style:tab-stop style:position="16444.05pt"/>
        </style:tab-stops>
      </style:paragraph-properties>
    </style:style>
    <style:style style:name="P56" style:family="paragraph">
      <style:paragraph-properties fo:line-height="100.00%" fo:text-align="left"/>
    </style:style>
    <style:style style:name="P57" style:family="paragraph">
      <style:paragraph-properties fo:line-height="100.00%" fo:text-align="left" fo:margin-left="0.10pt" fo:text-indent="0.00pt"/>
    </style:style>
    <style:style style:name="P58" style:family="paragraph">
      <style:paragraph-properties fo:line-height="100.00%" fo:text-align="left" fo:margin-left="4.20pt" fo:text-indent="-4.25pt">
        <style:tab-stops>
          <style:tab-stop style:position="333.10pt"/>
          <style:tab-stop style:position="16444.05pt"/>
        </style:tab-stops>
      </style:paragraph-properties>
    </style:style>
    <style:style style:name="P59" style:family="paragraph">
      <style:paragraph-properties fo:line-height="100.00%" fo:text-align="left"/>
    </style:style>
    <style:style style:name="P60" style:family="paragraph">
      <style:paragraph-properties fo:line-height="100.00%" fo:text-align="left" fo:margin-left="0.10pt" fo:text-indent="0.00pt"/>
    </style:style>
    <style:style style:name="P61" style:family="paragraph">
      <style:paragraph-properties fo:line-height="100.00%" fo:text-align="left" fo:margin-left="4.20pt" fo:text-indent="-4.25pt">
        <style:tab-stops>
          <style:tab-stop style:position="333.10pt"/>
          <style:tab-stop style:position="16444.05pt"/>
        </style:tab-stops>
      </style:paragraph-properties>
    </style:style>
    <style:style style:name="P62" style:family="paragraph">
      <style:paragraph-properties fo:line-height="100.00%" fo:text-align="left" fo:margin-left="4.20pt" fo:text-indent="-4.25pt">
        <style:tab-stops>
          <style:tab-stop style:position="333.10pt"/>
          <style:tab-stop style:position="16444.05pt"/>
        </style:tab-stops>
      </style:paragraph-properties>
    </style:style>
    <style:style style:name="P63" style:family="paragraph">
      <style:paragraph-properties fo:line-height="100.00%" fo:text-align="left"/>
    </style:style>
    <style:style style:name="P64" style:family="paragraph">
      <style:paragraph-properties fo:line-height="100.00%" fo:text-align="left" fo:margin-left="0.10pt" fo:text-indent="0.00pt"/>
    </style:style>
    <style:style style:name="P65" style:family="paragraph">
      <style:paragraph-properties fo:line-height="100.00%" fo:text-align="left" fo:margin-left="4.20pt" fo:text-indent="-4.25pt">
        <style:tab-stops>
          <style:tab-stop style:position="333.10pt"/>
          <style:tab-stop style:position="16444.05pt"/>
        </style:tab-stops>
      </style:paragraph-properties>
    </style:style>
    <style:style style:name="P66" style:family="paragraph">
      <style:paragraph-properties fo:line-height="100.00%" fo:text-align="left" fo:margin-left="4.20pt" fo:text-indent="-4.25pt">
        <style:tab-stops>
          <style:tab-stop style:position="333.10pt"/>
          <style:tab-stop style:position="16444.05pt"/>
        </style:tab-stops>
      </style:paragraph-properties>
    </style:style>
    <style:style style:name="P67" style:family="paragraph">
      <style:paragraph-properties fo:line-height="100.00%" fo:text-align="left"/>
    </style:style>
    <style:style style:name="P68" style:family="paragraph">
      <style:paragraph-properties fo:line-height="100.00%" fo:text-align="left" fo:margin-left="0.10pt" fo:text-indent="0.00pt"/>
    </style:style>
    <style:style style:name="P69" style:family="paragraph">
      <style:paragraph-properties fo:line-height="100.00%" fo:text-align="left" fo:margin-left="4.20pt" fo:text-indent="-4.25pt">
        <style:tab-stops>
          <style:tab-stop style:position="333.10pt"/>
          <style:tab-stop style:position="16444.05pt"/>
        </style:tab-stops>
      </style:paragraph-properties>
    </style:style>
    <style:style style:name="P70" style:family="paragraph">
      <style:paragraph-properties fo:line-height="100.00%" fo:text-align="left"/>
    </style:style>
    <style:style style:name="P71" style:family="paragraph">
      <style:paragraph-properties fo:line-height="100.00%" fo:text-align="left" fo:margin-left="4.20pt" fo:text-indent="-4.25pt">
        <style:tab-stops>
          <style:tab-stop style:position="140.45pt"/>
          <style:tab-stop style:position="16444.05pt"/>
        </style:tab-stops>
      </style:paragraph-properties>
    </style:style>
    <style:style style:name="P72" style:family="paragraph">
      <style:paragraph-properties fo:line-height="100.00%" fo:text-align="left"/>
    </style:style>
    <style:style style:name="P73" style:family="paragraph">
      <style:paragraph-properties fo:line-height="100.00%" fo:text-align="left" fo:margin-left="4.20pt" fo:text-indent="-4.25pt">
        <style:tab-stops>
          <style:tab-stop style:position="140.45pt"/>
          <style:tab-stop style:position="16444.05pt"/>
        </style:tab-stops>
      </style:paragraph-properties>
    </style:style>
    <style:style style:name="P74" style:family="paragraph">
      <style:paragraph-properties fo:line-height="100.00%" fo:text-align="left"/>
    </style:style>
    <style:style style:name="P75" style:family="paragraph">
      <style:paragraph-properties fo:line-height="100.00%" fo:text-align="left" fo:margin-bottom="4.70pt"/>
    </style:style>
    <style:style style:name="P76" style:family="paragraph">
      <style:paragraph-properties fo:line-height="100.00%" fo:text-align="right" fo:margin-right="182.95pt"/>
    </style:style>
    <style:style style:name="P77" style:family="paragraph">
      <style:paragraph-properties fo:line-height="100.00%" fo:text-align="left" fo:margin-left="2.95pt" fo:text-indent="-3.00pt">
        <style:tab-stops>
          <style:tab-stop style:position="93.45pt"/>
          <style:tab-stop style:position="16445.30pt"/>
          <style:tab-stop style:position="421118.70pt" style:type="right"/>
          <style:tab-stop style:position="1622.65pt"/>
        </style:tab-stops>
      </style:paragraph-properties>
    </style:style>
    <style:style style:name="P78" style:family="paragraph">
      <style:paragraph-properties fo:line-height="100.00%" fo:text-align="center" fo:margin-left="0.55pt" fo:text-indent="0.00pt"/>
    </style:style>
    <style:style style:name="P79" style:family="paragraph">
      <style:paragraph-properties fo:line-height="100.00%" fo:text-align="left" fo:margin-left="2.90pt" fo:text-indent="0.00pt"/>
    </style:style>
    <style:style style:name="P80" style:family="paragraph">
      <style:paragraph-properties fo:line-height="100.00%" fo:text-align="center" fo:margin-left="0.35pt" fo:text-indent="0.00pt"/>
    </style:style>
    <style:style style:name="P81" style:family="paragraph">
      <style:paragraph-properties fo:line-height="100.00%" fo:text-align="center" fo:margin-left="0.70pt" fo:text-indent="0.00pt"/>
    </style:style>
    <style:style style:name="P82" style:family="paragraph">
      <style:paragraph-properties fo:line-height="100.00%" fo:text-align="left" fo:margin-left="2.95pt" fo:text-indent="-3.00pt">
        <style:tab-stops>
          <style:tab-stop style:position="93.45pt"/>
          <style:tab-stop style:position="16445.30pt"/>
          <style:tab-stop style:position="421118.70pt" style:type="right"/>
          <style:tab-stop style:position="1622.65pt"/>
        </style:tab-stops>
      </style:paragraph-properties>
    </style:style>
    <style:style style:name="P83"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84" style:family="paragraph">
      <style:paragraph-properties fo:line-height="100.00%" fo:text-align="center"/>
    </style:style>
    <style:style style:name="P85" style:family="paragraph">
      <style:paragraph-properties fo:line-height="100.00%" fo:text-align="left"/>
    </style:style>
    <style:style style:name="P86" style:family="paragraph">
      <style:paragraph-properties fo:line-height="100.00%" fo:text-align="center" fo:margin-left="0.10pt" fo:text-indent="0.00pt"/>
    </style:style>
    <style:style style:name="P87"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88"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89" style:family="paragraph">
      <style:paragraph-properties fo:line-height="100.00%" fo:text-align="center"/>
    </style:style>
    <style:style style:name="P90" style:family="paragraph">
      <style:paragraph-properties fo:line-height="100.00%" fo:text-align="left"/>
    </style:style>
    <style:style style:name="P91" style:family="paragraph">
      <style:paragraph-properties fo:line-height="100.00%" fo:text-align="center" fo:margin-left="0.10pt" fo:text-indent="0.00pt"/>
    </style:style>
    <style:style style:name="P92"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93"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94" style:family="paragraph">
      <style:paragraph-properties fo:line-height="100.00%" fo:text-align="center"/>
    </style:style>
    <style:style style:name="P95" style:family="paragraph">
      <style:paragraph-properties fo:line-height="100.00%" fo:text-align="left"/>
    </style:style>
    <style:style style:name="P96" style:family="paragraph">
      <style:paragraph-properties fo:line-height="100.00%" fo:text-align="center" fo:margin-left="0.10pt" fo:text-indent="0.00pt"/>
    </style:style>
    <style:style style:name="P97"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98" style:family="paragraph">
      <style:paragraph-properties fo:line-height="100.00%" fo:text-align="center"/>
    </style:style>
    <style:style style:name="P99" style:family="paragraph">
      <style:paragraph-properties fo:line-height="100.00%" fo:text-align="left"/>
    </style:style>
    <style:style style:name="P100" style:family="paragraph">
      <style:paragraph-properties fo:line-height="100.00%" fo:text-align="center" fo:margin-left="0.10pt" fo:text-indent="0.00pt"/>
    </style:style>
    <style:style style:name="P101"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02"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03" style:family="paragraph">
      <style:paragraph-properties fo:line-height="100.00%" fo:text-align="center"/>
    </style:style>
    <style:style style:name="P104" style:family="paragraph">
      <style:paragraph-properties fo:line-height="100.00%" fo:text-align="left"/>
    </style:style>
    <style:style style:name="P105" style:family="paragraph">
      <style:paragraph-properties fo:line-height="100.00%" fo:text-align="center" fo:margin-left="0.10pt" fo:text-indent="0.00pt"/>
    </style:style>
    <style:style style:name="P106"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07"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08" style:family="paragraph">
      <style:paragraph-properties fo:line-height="100.00%" fo:text-align="center"/>
    </style:style>
    <style:style style:name="P109" style:family="paragraph">
      <style:paragraph-properties fo:line-height="100.00%" fo:text-align="left"/>
    </style:style>
    <style:style style:name="P110" style:family="paragraph">
      <style:paragraph-properties fo:line-height="100.00%" fo:text-align="center" fo:margin-left="0.10pt" fo:text-indent="0.00pt"/>
    </style:style>
    <style:style style:name="P111"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12"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13" style:family="paragraph">
      <style:paragraph-properties fo:line-height="100.00%" fo:text-align="center"/>
    </style:style>
    <style:style style:name="P114" style:family="paragraph">
      <style:paragraph-properties fo:line-height="100.00%" fo:text-align="left"/>
    </style:style>
    <style:style style:name="P115" style:family="paragraph">
      <style:paragraph-properties fo:line-height="100.00%" fo:text-align="center" fo:margin-left="0.10pt" fo:text-indent="0.00pt"/>
    </style:style>
    <style:style style:name="P116" style:family="paragraph">
      <style:paragraph-properties fo:line-height="100.00%" fo:text-align="left" fo:margin-left="2.95pt" fo:text-indent="-3.00pt">
        <style:tab-stops>
          <style:tab-stop style:position="93.45pt"/>
          <style:tab-stop style:position="16445.30pt"/>
          <style:tab-stop style:position="421118.70pt" style:type="right"/>
          <style:tab-stop style:position="22.65pt"/>
        </style:tab-stops>
      </style:paragraph-properties>
    </style:style>
    <style:style style:name="P117" style:family="paragraph">
      <style:paragraph-properties fo:line-height="100.00%" fo:text-align="left" fo:margin-bottom="16.70pt"/>
    </style:style>
    <style:style style:name="P118" style:family="paragraph">
      <style:paragraph-properties fo:line-height="100.00%" fo:text-align="left" fo:margin-bottom="82.60pt"/>
    </style:style>
    <style:style style:name="P119" style:family="paragraph">
      <style:paragraph-properties fo:line-height="100.00%" fo:text-align="left" fo:margin-left="1.35pt" fo:text-indent="-1.40pt">
        <style:tab-stops>
          <style:tab-stop style:position="159.25pt"/>
          <style:tab-stop style:position="16446.90pt"/>
          <style:tab-stop style:position="421120.30pt" style:type="right"/>
        </style:tab-stops>
      </style:paragraph-properties>
    </style:style>
    <style:style style:name="P120" style:family="paragraph">
      <style:paragraph-properties fo:line-height="100.00%" fo:text-align="left"/>
    </style:style>
    <style:style style:name="P121" style:family="paragraph">
      <style:paragraph-properties fo:line-height="100.00%" fo:text-align="center" fo:margin-right="2.50pt"/>
    </style:style>
    <style:style style:name="P122" style:family="paragraph">
      <style:paragraph-properties fo:line-height="100.00%" fo:text-align="right" fo:margin-right="2.50pt"/>
    </style:style>
    <style:style style:name="P123" style:family="paragraph">
      <style:paragraph-properties fo:line-height="100.00%" fo:text-align="left" fo:margin-left="1.35pt" fo:text-indent="-1.40pt">
        <style:tab-stops>
          <style:tab-stop style:position="159.25pt"/>
          <style:tab-stop style:position="16446.90pt"/>
          <style:tab-stop style:position="421120.30pt" style:type="right"/>
        </style:tab-stops>
      </style:paragraph-properties>
    </style:style>
    <style:style style:name="P124" style:family="paragraph">
      <style:paragraph-properties fo:line-height="100.00%" fo:text-align="left" fo:margin-bottom="0.70pt"/>
    </style:style>
    <style:style style:name="P125" style:family="paragraph">
      <style:paragraph-properties fo:line-height="100.00%" fo:text-align="left" fo:margin-left="56.65pt" fo:text-indent="0.00pt"/>
    </style:style>
    <style:style style:name="P126" style:family="paragraph">
      <style:paragraph-properties fo:line-height="110.00%" fo:text-align="left" fo:margin-left="1.25pt" fo:text-indent="-0.50pt" fo:margin-right="5.00pt">
        <style:tab-stops>
          <style:tab-stop style:position="483.90pt" style:type="right" style:leader-style="dotted"/>
        </style:tab-stops>
      </style:paragraph-properties>
    </style:style>
    <style:style style:name="P127" style:family="paragraph">
      <style:paragraph-properties fo:line-height="110.00%" fo:text-align="left" fo:margin-left="29.55pt" fo:text-indent="-0.50pt" fo:margin-right="5.00pt">
        <style:tab-stops>
          <style:tab-stop style:position="427.30pt" style:type="right" style:leader-style="dotted"/>
        </style:tab-stops>
      </style:paragraph-properties>
    </style:style>
    <style:style style:name="P128" style:family="paragraph">
      <style:paragraph-properties fo:line-height="110.00%" fo:text-align="left" fo:margin-left="1.25pt" fo:text-indent="-0.50pt" fo:margin-right="5.00pt">
        <style:tab-stops>
          <style:tab-stop style:position="483.90pt" style:type="right" style:leader-style="dotted"/>
        </style:tab-stops>
      </style:paragraph-properties>
    </style:style>
    <style:style style:name="P129" style:family="paragraph">
      <style:paragraph-properties fo:line-height="110.00%" fo:text-align="left" fo:margin-left="29.55pt" fo:text-indent="-0.50pt" fo:margin-right="5.00pt">
        <style:tab-stops>
          <style:tab-stop style:position="427.30pt" style:type="right" style:leader-style="dotted"/>
        </style:tab-stops>
      </style:paragraph-properties>
    </style:style>
    <style:style style:name="P130" style:family="paragraph">
      <style:paragraph-properties fo:line-height="110.00%" fo:text-align="left" fo:margin-left="1.25pt" fo:text-indent="-0.50pt" fo:margin-right="5.00pt">
        <style:tab-stops>
          <style:tab-stop style:position="483.90pt" style:type="right" style:leader-style="dotted"/>
        </style:tab-stops>
      </style:paragraph-properties>
    </style:style>
    <style:style style:name="P131" style:family="paragraph">
      <style:paragraph-properties fo:line-height="110.00%" fo:text-align="left" fo:margin-left="29.55pt" fo:text-indent="-0.50pt" fo:margin-right="5.00pt">
        <style:tab-stops>
          <style:tab-stop style:position="427.30pt" style:type="right" style:leader-style="dotted"/>
        </style:tab-stops>
      </style:paragraph-properties>
    </style:style>
    <style:style style:name="P132" style:family="paragraph">
      <style:paragraph-properties fo:line-height="110.00%" fo:text-align="left" fo:margin-left="1.25pt" fo:text-indent="-0.50pt" fo:margin-right="5.00pt">
        <style:tab-stops>
          <style:tab-stop style:position="483.90pt" style:type="right" style:leader-style="dotted"/>
        </style:tab-stops>
      </style:paragraph-properties>
    </style:style>
    <style:style style:name="P133" style:family="paragraph">
      <style:paragraph-properties fo:line-height="100.00%" fo:text-align="left" fo:margin-bottom="8.00pt"/>
    </style:style>
    <style:style style:name="P134" style:family="paragraph">
      <style:paragraph-properties fo:line-height="100.00%" fo:text-align="left" fo:margin-left="56.65pt" fo:text-indent="0.00pt"/>
    </style:style>
    <style:style style:name="P135" style:family="paragraph">
      <style:paragraph-properties fo:line-height="100.00%" fo:text-align="left" fo:margin-left="1.30pt" fo:text-indent="0.00pt"/>
    </style:style>
    <style:style style:name="P136" style:family="paragraph">
      <style:paragraph-properties fo:line-height="100.00%" fo:text-align="left" fo:margin-bottom="0.70pt"/>
    </style:style>
    <style:style style:name="P137" style:family="paragraph">
      <style:paragraph-properties fo:line-height="100.00%" fo:text-align="left" fo:margin-bottom="0.65pt"/>
    </style:style>
    <style:style style:name="P138" style:family="paragraph">
      <style:paragraph-properties fo:line-height="100.00%" fo:text-align="left" fo:margin-bottom="1.95pt"/>
    </style:style>
    <style:style style:name="P139" style:family="paragraph">
      <style:paragraph-properties fo:line-height="110.00%" fo:text-align="left"/>
    </style:style>
    <style:style style:name="P140" style:family="paragraph">
      <style:paragraph-properties fo:line-height="100.00%" fo:text-align="left" fo:margin-right="2.05pt"/>
    </style:style>
    <style:style style:name="P141" style:family="paragraph">
      <style:paragraph-properties fo:line-height="110.00%" fo:text-align="left"/>
    </style:style>
    <style:style style:name="P142" style:family="paragraph">
      <style:paragraph-properties fo:line-height="100.00%" fo:text-align="left" fo:margin-right="2.05pt"/>
    </style:style>
    <style:style style:name="P143" style:family="paragraph">
      <style:paragraph-properties fo:line-height="110.00%" fo:text-align="left"/>
    </style:style>
    <style:style style:name="P144" style:family="paragraph">
      <style:paragraph-properties fo:line-height="100.00%" fo:text-align="left" fo:margin-right="2.05pt"/>
    </style:style>
    <style:style style:name="P145" style:family="paragraph">
      <style:paragraph-properties fo:line-height="100.00%" fo:text-align="left" fo:margin-right="2.05pt" fo:margin-bottom="2.15pt"/>
    </style:style>
    <style:style style:name="P146" style:family="paragraph">
      <style:paragraph-properties fo:line-height="100.00%" fo:text-align="left" fo:margin-right="2.05pt"/>
    </style:style>
    <style:style style:name="P147" style:family="paragraph">
      <style:paragraph-properties fo:line-height="100.00%" fo:text-align="left" fo:margin-bottom="13.95pt"/>
    </style:style>
    <style:style style:name="P148" style:family="paragraph">
      <style:paragraph-properties fo:line-height="100.00%" fo:text-align="left" fo:margin-bottom="2.35pt"/>
    </style:style>
    <style:style style:name="P149" style:family="paragraph">
      <style:paragraph-properties fo:line-height="110.00%" fo:text-align="left"/>
    </style:style>
    <style:style style:name="P150" style:family="paragraph">
      <style:paragraph-properties fo:line-height="100.00%" fo:text-align="left" fo:margin-right="2.05pt"/>
    </style:style>
    <style:style style:name="P151" style:family="paragraph">
      <style:paragraph-properties fo:line-height="100.00%" fo:text-align="left" fo:margin-right="2.05pt" fo:margin-bottom="1.80pt"/>
    </style:style>
    <style:style style:name="P152" style:family="paragraph">
      <style:paragraph-properties fo:line-height="110.00%" fo:text-align="left"/>
    </style:style>
    <style:style style:name="P153" style:family="paragraph">
      <style:paragraph-properties fo:line-height="100.00%" fo:text-align="left" fo:margin-right="2.05pt" fo:margin-bottom="1.90pt"/>
    </style:style>
    <style:style style:name="P154" style:family="paragraph">
      <style:paragraph-properties fo:line-height="110.00%" fo:text-align="left"/>
    </style:style>
    <style:style style:name="P155" style:family="paragraph">
      <style:paragraph-properties fo:line-height="100.00%" fo:text-align="left" fo:margin-right="2.05pt"/>
    </style:style>
    <style:style style:name="P156" style:family="paragraph">
      <style:paragraph-properties fo:line-height="100.00%" fo:text-align="left" fo:margin-left="36.00pt" fo:text-indent="0.00pt"/>
    </style:style>
    <style:style style:name="P157" style:family="paragraph">
      <style:paragraph-properties fo:line-height="100.00%" fo:text-align="left" fo:margin-bottom="0.70pt"/>
    </style:style>
    <style:style style:name="P158" style:family="paragraph">
      <style:paragraph-properties fo:line-height="100.00%" fo:text-align="left"/>
    </style:style>
    <style:style style:name="P159" style:family="paragraph">
      <style:paragraph-properties fo:line-height="115.00%" fo:text-align="left" fo:margin-bottom="8.00pt"/>
    </style:style>
    <style:style style:name="P160" style:family="paragraph">
      <style:paragraph-properties fo:line-height="100.00%" fo:text-align="left" fo:margin-left="1.30pt" fo:text-indent="0.00pt"/>
    </style:style>
    <style:style style:name="P161" style:family="paragraph">
      <style:paragraph-properties fo:line-height="100.00%" fo:text-align="left" fo:margin-bottom="0.65pt"/>
    </style:style>
    <style:style style:name="P162" style:family="paragraph">
      <style:paragraph-properties fo:line-height="100.00%" fo:text-align="left" fo:margin-bottom="8.00pt"/>
    </style:style>
    <style:style style:name="P163" style:family="paragraph">
      <style:paragraph-properties fo:line-height="100.00%" fo:text-align="left" fo:margin-bottom="0.65pt"/>
    </style:style>
    <style:style style:name="P164" style:family="paragraph">
      <style:paragraph-properties fo:line-height="110.00%" fo:text-align="left" fo:margin-bottom="13.35pt"/>
    </style:style>
    <style:style style:name="P165" style:family="paragraph">
      <style:paragraph-properties fo:line-height="100.00%" fo:text-align="left" fo:margin-bottom="0.65pt"/>
    </style:style>
    <style:style style:name="P166" style:family="paragraph">
      <style:paragraph-properties fo:line-height="110.00%" fo:text-align="left" fo:margin-bottom="13.35pt"/>
    </style:style>
    <style:style style:name="P167" style:family="paragraph">
      <style:paragraph-properties fo:line-height="100.00%" fo:text-align="left" fo:margin-bottom="0.65pt"/>
    </style:style>
    <style:style style:name="P168" style:family="paragraph">
      <style:paragraph-properties fo:line-height="110.00%" fo:text-align="left" fo:margin-bottom="13.35pt"/>
    </style:style>
    <style:style style:name="P169" style:family="paragraph">
      <style:paragraph-properties fo:line-height="100.00%" fo:text-align="left" fo:margin-bottom="0.65pt"/>
    </style:style>
    <style:style style:name="P170" style:family="paragraph">
      <style:paragraph-properties fo:line-height="110.00%" fo:text-align="left" fo:margin-bottom="13.35pt"/>
    </style:style>
    <style:style style:name="P171" style:family="paragraph">
      <style:paragraph-properties fo:line-height="100.00%" fo:text-align="left" fo:margin-bottom="0.65pt"/>
    </style:style>
    <style:style style:name="P172" style:family="paragraph">
      <style:paragraph-properties fo:line-height="110.00%" fo:text-align="left" fo:margin-bottom="13.35pt"/>
    </style:style>
    <style:style style:name="P173" style:family="paragraph">
      <style:paragraph-properties fo:line-height="100.00%" fo:text-align="left" fo:margin-bottom="8.00pt"/>
    </style:style>
    <style:style style:name="P174" style:family="paragraph">
      <style:paragraph-properties fo:line-height="100.00%" fo:text-align="left" fo:margin-left="1.30pt" fo:text-indent="0.00pt"/>
    </style:style>
    <style:style style:name="P175" style:family="paragraph">
      <style:paragraph-properties fo:line-height="100.00%" fo:text-align="left" fo:margin-bottom="0.65pt"/>
    </style:style>
    <style:style style:name="P176" style:family="paragraph">
      <style:paragraph-properties fo:line-height="100.00%" fo:text-align="left" fo:margin-left="18.00pt" fo:text-indent="0.00pt" fo:margin-bottom="8.00pt"/>
    </style:style>
    <text:list-style style:name="L177">
      <text:list-level-style-bullet text:level="1" text:bullet-char="•">
        <style:list-level-properties text:space-before="72.00pt" text:min-label-width="18.00pt"/>
        <style:text-properties fo:font-family="Symbol"/>
      </text:list-level-style-bullet>
    </text:list-style>
    <style:style style:name="P177" style:family="paragraph">
      <style:paragraph-properties fo:line-height="100.00%" fo:text-align="left" fo:margin-bottom="8.00pt"/>
    </style:style>
    <style:style style:name="P178" style:family="paragraph">
      <style:paragraph-properties fo:line-height="100.00%" fo:text-align="left" fo:margin-left="18.00pt" fo:text-indent="0.00pt" fo:margin-bottom="8.00pt"/>
    </style:style>
    <text:list-style style:name="L179">
      <text:list-level-style-bullet text:level="1" text:bullet-char="•">
        <style:list-level-properties text:space-before="72.00pt" text:min-label-width="18.00pt"/>
        <style:text-properties fo:font-family="Symbol"/>
      </text:list-level-style-bullet>
    </text:list-style>
    <style:style style:name="P179" style:family="paragraph">
      <style:paragraph-properties fo:line-height="100.00%" fo:text-align="left" fo:margin-bottom="8.00pt"/>
    </style:style>
    <style:style style:name="P180" style:family="paragraph">
      <style:paragraph-properties fo:line-height="100.00%" fo:text-align="left" fo:margin-left="18.00pt" fo:text-indent="0.00pt" fo:margin-bottom="8.00pt"/>
    </style:style>
    <text:list-style style:name="L181">
      <text:list-level-style-bullet text:level="1" text:bullet-char="•">
        <style:list-level-properties text:space-before="72.00pt" text:min-label-width="18.00pt"/>
        <style:text-properties fo:font-family="Symbol"/>
      </text:list-level-style-bullet>
    </text:list-style>
    <style:style style:name="P181" style:family="paragraph">
      <style:paragraph-properties fo:line-height="100.00%" fo:text-align="left" fo:margin-bottom="8.00pt"/>
    </style:style>
    <style:style style:name="P182" style:family="paragraph">
      <style:paragraph-properties fo:line-height="100.00%" fo:text-align="left" fo:margin-left="18.00pt" fo:text-indent="0.00pt" fo:margin-bottom="8.00pt"/>
    </style:style>
    <text:list-style style:name="L183">
      <text:list-level-style-bullet text:level="1" text:bullet-char="•">
        <style:list-level-properties text:space-before="72.00pt" text:min-label-width="18.00pt"/>
        <style:text-properties fo:font-family="Symbol"/>
      </text:list-level-style-bullet>
    </text:list-style>
    <style:style style:name="P183" style:family="paragraph">
      <style:paragraph-properties fo:line-height="100.00%" fo:text-align="left" fo:margin-bottom="8.00pt"/>
    </style:style>
    <style:style style:name="P184" style:family="paragraph">
      <style:paragraph-properties fo:line-height="100.00%" fo:text-align="left" fo:margin-left="18.00pt" fo:text-indent="0.00pt" fo:margin-bottom="8.00pt"/>
    </style:style>
    <text:list-style style:name="L185">
      <text:list-level-style-bullet text:level="1" text:bullet-char="•">
        <style:list-level-properties text:space-before="72.00pt" text:min-label-width="18.00pt"/>
        <style:text-properties fo:font-family="Symbol"/>
      </text:list-level-style-bullet>
    </text:list-style>
    <style:style style:name="P185" style:family="paragraph">
      <style:paragraph-properties fo:line-height="100.00%" fo:text-align="left" fo:margin-bottom="8.00pt"/>
    </style:style>
    <style:style style:name="P186" style:family="paragraph">
      <style:paragraph-properties fo:line-height="100.00%" fo:text-align="left" fo:margin-bottom="0.65pt"/>
    </style:style>
    <style:style style:name="P187" style:family="paragraph">
      <style:paragraph-properties fo:line-height="100.00%" fo:text-align="left" fo:margin-left="35.40pt" fo:text-indent="0.00pt" fo:margin-bottom="8.00pt"/>
    </style:style>
    <text:list-style style:name="L188">
      <text:list-level-style-bullet text:level="1" text:bullet-char="•">
        <style:list-level-properties text:space-before="89.40pt" text:min-label-width="18.00pt"/>
        <style:text-properties fo:font-family="Symbol"/>
      </text:list-level-style-bullet>
    </text:list-style>
    <style:style style:name="P188" style:family="paragraph">
      <style:paragraph-properties fo:line-height="100.00%" fo:text-align="left" fo:margin-bottom="8.00pt"/>
    </style:style>
    <style:style style:name="P189" style:family="paragraph">
      <style:paragraph-properties fo:line-height="100.00%" fo:text-align="left" fo:margin-left="35.40pt" fo:text-indent="0.00pt" fo:margin-bottom="8.00pt"/>
    </style:style>
    <text:list-style style:name="L190">
      <text:list-level-style-bullet text:level="1" text:bullet-char="•">
        <style:list-level-properties text:space-before="89.40pt" text:min-label-width="18.00pt"/>
        <style:text-properties fo:font-family="Symbol"/>
      </text:list-level-style-bullet>
    </text:list-style>
    <style:style style:name="P190" style:family="paragraph">
      <style:paragraph-properties fo:line-height="100.00%" fo:text-align="left" fo:margin-bottom="8.00pt"/>
    </style:style>
    <style:style style:name="P191" style:family="paragraph">
      <style:paragraph-properties fo:line-height="100.00%" fo:text-align="left"/>
    </style:style>
    <text:list-style style:name="L192">
      <text:list-level-style-bullet text:level="1" text:bullet-char="•">
        <style:list-level-properties text:space-before="54.00pt" text:min-label-width="18.00pt"/>
        <style:text-properties fo:font-family="Symbol"/>
      </text:list-level-style-bullet>
    </text:list-style>
    <style:style style:name="P192" style:family="paragraph">
      <style:paragraph-properties fo:line-height="100.00%" fo:text-align="left" fo:margin-bottom="8.00pt"/>
    </style:style>
    <style:style style:name="P193" style:family="paragraph">
      <style:paragraph-properties fo:line-height="100.00%" fo:text-align="left" fo:margin-bottom="8.00pt"/>
    </style:style>
    <style:style style:name="P194" style:family="paragraph">
      <style:paragraph-properties fo:line-height="100.00%" fo:text-align="left" fo:margin-left="1.30pt" fo:text-indent="0.00pt"/>
    </style:style>
    <style:style style:name="P195" style:family="paragraph">
      <style:paragraph-properties fo:line-height="100.00%" fo:text-align="left"/>
    </style:style>
    <style:style style:name="TableColumn0100" style:family="table-column">
      <style:table-column-properties style:column-width="4.684722in"/>
    </style:style>
    <style:style style:name="TableColumn0101" style:family="table-column">
      <style:table-column-properties style:column-width="2.008333in"/>
    </style:style>
    <style:style style:name="Table01" style:family="table">
      <style:table-properties style:width="6.693056in" fo:margin-left="0.000000in" style:writing-mode="lr" table:align="left" style:may-break-between-rows="true"/>
    </style:style>
    <style:style style:name="TableRow0100" style:family="table-row">
      <style:table-row-properties style:min-row-height="0.238194in"/>
    </style:style>
    <style:style style:name="TableCell0100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100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101" style:family="table-row">
      <style:table-row-properties style:min-row-height="0.236806in"/>
    </style:style>
    <style:style style:name="TableCell0101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101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olumn0200" style:family="table-column">
      <style:table-column-properties style:column-width="4.684722in"/>
    </style:style>
    <style:style style:name="TableColumn0201" style:family="table-column">
      <style:table-column-properties style:column-width="2.008333in"/>
    </style:style>
    <style:style style:name="Table02" style:family="table">
      <style:table-properties style:width="6.693056in" fo:margin-left="0.000000in" style:writing-mode="lr" table:align="left" style:may-break-between-rows="true"/>
    </style:style>
    <style:style style:name="TableRow0200" style:family="table-row">
      <style:table-row-properties style:min-row-height="0.236806in"/>
    </style:style>
    <style:style style:name="TableCell0200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200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201" style:family="table-row">
      <style:table-row-properties style:min-row-height="0.236806in"/>
    </style:style>
    <style:style style:name="TableCell0201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201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202" style:family="table-row">
      <style:table-row-properties style:min-row-height="0.236806in"/>
    </style:style>
    <style:style style:name="TableCell0202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202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olumn0300" style:family="table-column">
      <style:table-column-properties style:column-width="4.684722in"/>
    </style:style>
    <style:style style:name="TableColumn0301" style:family="table-column">
      <style:table-column-properties style:column-width="2.008333in"/>
    </style:style>
    <style:style style:name="Table03" style:family="table">
      <style:table-properties style:width="6.693056in" fo:margin-left="0.000000in" style:writing-mode="lr" table:align="left" style:may-break-between-rows="true"/>
    </style:style>
    <style:style style:name="TableRow0300" style:family="table-row">
      <style:table-row-properties style:min-row-height="0.238194in"/>
    </style:style>
    <style:style style:name="TableCell0300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0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1" style:family="table-row">
      <style:table-row-properties style:min-row-height="0.236806in"/>
    </style:style>
    <style:style style:name="TableCell0301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1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2" style:family="table-row">
      <style:table-row-properties style:min-row-height="0.235417in"/>
    </style:style>
    <style:style style:name="TableCell0302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2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3" style:family="table-row">
      <style:table-row-properties style:min-row-height="0.236806in"/>
    </style:style>
    <style:style style:name="TableCell0303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3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4" style:family="table-row">
      <style:table-row-properties style:min-row-height="0.236806in"/>
    </style:style>
    <style:style style:name="TableCell0304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4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5" style:family="table-row">
      <style:table-row-properties style:min-row-height="0.234722in"/>
    </style:style>
    <style:style style:name="TableCell0305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5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Row0306" style:family="table-row">
      <style:table-row-properties style:min-row-height="0.236806in"/>
    </style:style>
    <style:style style:name="TableCell0306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306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olumn0400" style:family="table-column">
      <style:table-column-properties style:column-width="2.009028in"/>
    </style:style>
    <style:style style:name="TableColumn0401" style:family="table-column">
      <style:table-column-properties style:column-width="4.684028in"/>
    </style:style>
    <style:style style:name="Table04" style:family="table">
      <style:table-properties style:width="6.693056in" fo:margin-left="0.000000in" style:writing-mode="lr" table:align="left" style:may-break-between-rows="true"/>
    </style:style>
    <style:style style:name="TableRow0400" style:family="table-row">
      <style:table-row-properties style:min-row-height="0.238194in"/>
    </style:style>
    <style:style style:name="TableCell040000"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ell040001" style:family="table-cell">
      <style:table-cell-properties fo:border-top="0.003472in solid #000000" fo:border-left="0.003472in solid #000000" fo:border-right="0.003472in solid #000000" fo:border-bottom="0.003472in solid #000000" fo:padding-left="0.059028in" fo:padding-right="0.059028in" fo:vertical-align="top" fo:background-color="#ffffff"/>
    </style:style>
    <style:style style:name="TableColumn0500" style:family="table-column">
      <style:table-column-properties style:column-width="1.338889in"/>
    </style:style>
    <style:style style:name="TableColumn0501" style:family="table-column">
      <style:table-column-properties style:column-width="0.670139in"/>
    </style:style>
    <style:style style:name="TableColumn0502" style:family="table-column">
      <style:table-column-properties style:column-width="3.404167in"/>
    </style:style>
    <style:style style:name="TableColumn0503" style:family="table-column">
      <style:table-column-properties style:column-width="1.279861in"/>
    </style:style>
    <style:style style:name="Table05" style:family="table">
      <style:table-properties style:width="6.693056in" fo:margin-left="0.000000in" style:writing-mode="lr" table:align="left" style:may-break-between-rows="true"/>
    </style:style>
    <style:style style:name="TableRow0500" style:family="table-row">
      <style:table-row-properties style:min-row-height="0.238889in"/>
    </style:style>
    <style:style style:name="TableCell0500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0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0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0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1" style:family="table-row">
      <style:table-row-properties style:min-row-height="0.236806in"/>
    </style:style>
    <style:style style:name="TableCell0501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1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1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1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2" style:family="table-row">
      <style:table-row-properties style:min-row-height="0.234722in"/>
    </style:style>
    <style:style style:name="TableCell0502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2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2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2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3" style:family="table-row">
      <style:table-row-properties style:min-row-height="0.236806in"/>
    </style:style>
    <style:style style:name="TableCell0503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3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3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3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4" style:family="table-row">
      <style:table-row-properties style:min-row-height="0.236806in"/>
    </style:style>
    <style:style style:name="TableCell0504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4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4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4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5" style:family="table-row">
      <style:table-row-properties style:min-row-height="0.234722in"/>
    </style:style>
    <style:style style:name="TableCell0505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5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5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5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6" style:family="table-row">
      <style:table-row-properties style:min-row-height="0.236806in"/>
    </style:style>
    <style:style style:name="TableCell0506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6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6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6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Row0507" style:family="table-row">
      <style:table-row-properties style:min-row-height="0.234722in"/>
    </style:style>
    <style:style style:name="TableCell050700"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701"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702"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ell050703" style:family="table-cell">
      <style:table-cell-properties fo:border-top="0.003472in solid #000000" fo:border-left="0.003472in solid #000000" fo:border-right="0.003472in solid #000000" fo:border-bottom="0.003472in solid #000000" fo:padding-left="0.041667in" fo:padding-right="0.041667in" fo:vertical-align="top" fo:background-color="#ffffff"/>
    </style:style>
    <style:style style:name="TableColumn0600" style:family="table-column">
      <style:table-column-properties style:column-width="2.230556in"/>
    </style:style>
    <style:style style:name="TableColumn0601" style:family="table-column">
      <style:table-column-properties style:column-width="2.231944in"/>
    </style:style>
    <style:style style:name="TableColumn0602" style:family="table-column">
      <style:table-column-properties style:column-width="2.230556in"/>
    </style:style>
    <style:style style:name="Table06" style:family="table">
      <style:table-properties style:width="6.693056in" fo:margin-left="0.000000in" style:writing-mode="lr" table:align="left" style:may-break-between-rows="true"/>
    </style:style>
    <style:style style:name="TableRow0600" style:family="table-row">
      <style:table-row-properties style:min-row-height="0.270139in"/>
    </style:style>
    <style:style style:name="TableCell060000" style:family="table-cell">
      <style:table-cell-properties fo:border-top="0.003472in solid #000000" fo:border-left="0.003472in solid #000000" fo:border-right="0.003472in solid #000000" fo:border-bottom="0.003472in solid #000000" fo:padding-left="0.019444in" fo:padding-right="0.019444in" fo:vertical-align="top" fo:background-color="#ffffff"/>
    </style:style>
    <style:style style:name="TableCell060001" style:family="table-cell">
      <style:table-cell-properties fo:border-top="0.003472in solid #000000" fo:border-left="0.003472in solid #000000" fo:border-right="0.003472in solid #000000" fo:border-bottom="0.003472in solid #000000" fo:padding-left="0.019444in" fo:padding-right="0.019444in" fo:vertical-align="top" fo:background-color="#ffffff"/>
    </style:style>
    <style:style style:name="TableCell060002" style:family="table-cell">
      <style:table-cell-properties fo:border-top="0.003472in solid #000000" fo:border-left="0.003472in solid #000000" fo:border-right="0.003472in solid #000000" fo:border-bottom="0.003472in solid #000000" fo:padding-left="0.019444in" fo:padding-right="0.019444in" fo:vertical-align="top" fo:background-color="#ffffff"/>
    </style:style>
  </office:automatic-styles>
  <office:body>
    <office:text>
      <text:p text:style-name="P1"><text:span text:style-name="T1"><text:s/></text:span></text:p>
      <text:p text:style-name="P2"><text:span text:style-name="T1">Università degli Studi di Salerno </text:span></text:p>
      <text:p text:style-name="P3"><text:span text:style-name="T2">Corso di Ingegneria del Software </text:span></text:p>
      <text:p text:style-name="P4"><text:span text:style-name="T3"><text:s/></text:span></text:p>
      <text:p text:style-name="P5"><text:span text:style-name="T4"><text:s/></text:span></text:p>
      <text:p text:style-name="P5"><text:span text:style-name="T4"><text:s/></text:span></text:p>
      <text:p text:style-name="P5"><text:span text:style-name="T4"><text:s/></text:span></text:p>
      <text:p text:style-name="P6"><text:span text:style-name="T4"><text:s/></text:span></text:p>
      <text:p text:style-name="P7"><text:span text:style-name="T5">Meerkat </text:span></text:p>
      <text:p text:style-name="P7"><text:span text:style-name="T5">Problem Statement </text:span></text:p>
      <text:p text:style-name="P7"><text:span text:style-name="T5">Versione 0.1.2 </text:span></text:p>
      <text:p text:style-name="P8"><text:span text:style-name="T5"><text:s/></text:span></text:p>
      <text:p text:style-name="P9"><text:span text:style-name="T6"><text:s/></text:span></text:p>
      <text:p text:style-name="P10"><text:span text:style-name="T7"><text:s/></text:span></text:p>
      <text:p text:style-name="P11"><text:span text:style-name="T8"><text:s/></text:span></text:p>
      <text:p text:style-name="P12"><draw:frame text:anchor-type="as-char" svg:width="83.61mm" svg:height="83.61mm" style:rel-width="scale" style:rel-height="scale"><draw:object-ole xlink:href="OleObj1"/><draw:image xlink:href="ObjectReplacements/OleObj1"/></draw:frame><text:span text:style-name="T10"><text:s/></text:span></text:p>
      <text:p text:style-name="P13"><text:span text:style-name="T10"><text:s/></text:span></text:p>
      <text:p text:style-name="P14"><text:span text:style-name="T10"><text:s/></text:span></text:p>
      <text:p text:style-name="P15"><text:span text:style-name="T11"><text:s/></text:span></text:p>
      <text:p text:style-name="P16"><text:span text:style-name="T12"><text:s/></text:span></text:p>
      <text:p text:style-name="P16"><text:span text:style-name="T12"><text:s/></text:span></text:p>
      <text:p text:style-name="P17"><text:span text:style-name="T13"><text:s/></text:span></text:p>
      <text:p text:style-name="P18"><text:span text:style-name="T13"><text:s/></text:span></text:p>
      <text:p text:style-name="P19"><text:span text:style-name="T14">Data: 12/10/2024 </text:span></text:p>
      <text:p text:style-name="P20"><text:span text:style-name="T14"><text:s/></text:span></text:p>
      <text:p text:style-name="P20"><text:span text:style-name="T14"><text:s/></text:span></text:p>
      <text:p text:style-name="P20"><text:span text:style-name="T14"><text:s/></text:span></text:p>
      <table:table table:style-name="Table01">
        <table:table-column table:style-name="TableColumn0100"/>
        <table:table-column table:style-name="TableColumn0101"/>
        <table:table-row table:style-name="TableRow0100">
          <table:table-cell table:style-name="TableCell010000">
            <text:p text:style-name="P22"><text:span text:style-name="T16">Progetto: Meerkat<text:s/></text:span><text:span text:style-name="T17"/></text:p>
          </table:table-cell>
          <table:table-cell table:style-name="TableCell010001">
            <text:p text:style-name="P23"><text:span text:style-name="T18">Versione: 0.1.2</text:span><text:span text:style-name="T19"/></text:p>
          </table:table-cell>
        </table:table-row>
        <table:table-row table:style-name="TableRow0101">
          <table:table-cell table:style-name="TableCell010100">
            <text:p text:style-name="P26"><text:span text:style-name="T20">Documento: Problem Statement<text:s/></text:span><text:span text:style-name="T21"/></text:p>
          </table:table-cell>
          <table:table-cell table:style-name="TableCell010101">
            <text:p text:style-name="P27"><text:span text:style-name="T22">Data: 12/10/2024<text:s/></text:span><text:span text:style-name="T23"/></text:p>
          </table:table-cell>
        </table:table-row>
      </table:table>
      <text:p text:style-name="P29"><text:span text:style-name="T24"><text:s/></text:span></text:p>
      <text:p text:style-name="P29"><text:span text:style-name="T24"><text:s/></text:span></text:p>
      <text:p text:style-name="P29"><text:span text:style-name="T24"><text:s/></text:span></text:p>
      <text:p text:style-name="P30"><text:span text:style-name="T25">Coordinatore del progetto: </text:span></text:p>
      <table:table table:style-name="Table02">
        <table:table-column table:style-name="TableColumn0200"/>
        <table:table-column table:style-name="TableColumn0201"/>
        <table:table-row table:style-name="TableRow0200">
          <table:table-cell table:style-name="TableCell020000">
            <text:p text:style-name="P32"><text:span text:style-name="T27"><text:s/>Nome<text:s/></text:span><text:span text:style-name="T28"/></text:p>
          </table:table-cell>
          <table:table-cell table:style-name="TableCell020001">
            <text:p text:style-name="P33"><text:span text:style-name="T29"><text:s/>Matricola<text:s/></text:span><text:span text:style-name="T30"/></text:p>
          </table:table-cell>
        </table:table-row>
        <table:table-row table:style-name="TableRow0201">
          <table:table-cell table:style-name="TableCell020100">
            <text:p text:style-name="P36"><text:span text:style-name="T31"><text:s/></text:span><text:span text:style-name="T32"/></text:p>
          </table:table-cell>
          <table:table-cell table:style-name="TableCell020101">
            <text:p text:style-name="P37"><text:span text:style-name="T33"><text:s/></text:span><text:span text:style-name="T34"/></text:p>
          </table:table-cell>
        </table:table-row>
        <table:table-row table:style-name="TableRow0202">
          <table:table-cell table:style-name="TableCell020200">
            <text:p text:style-name="P39"><text:span text:style-name="T35"><text:s/></text:span><text:span text:style-name="T36"/></text:p>
          </table:table-cell>
          <table:table-cell table:style-name="TableCell020201">
            <text:p text:style-name="P40"><text:span text:style-name="T37"><text:s/></text:span><text:span text:style-name="T38"/></text:p>
          </table:table-cell>
        </table:table-row>
      </table:table>
      <text:p text:style-name="P42"><text:span text:style-name="T39"><text:s/></text:span></text:p>
      <text:p text:style-name="P42"><text:span text:style-name="T40">Partecipanti: </text:span></text:p>
      <table:table table:style-name="Table03">
        <table:table-column table:style-name="TableColumn0300"/>
        <table:table-column table:style-name="TableColumn0301"/>
        <table:table-row table:style-name="TableRow0300">
          <table:table-cell table:style-name="TableCell030000">
            <text:p text:style-name="P44"><text:span text:style-name="T42"><text:s/>Nome<text:s/></text:span><text:span text:style-name="T43"/></text:p>
          </table:table-cell>
          <table:table-cell table:style-name="TableCell030001">
            <text:p text:style-name="P45"><text:span text:style-name="T44"><text:s/>Matricola<text:s/></text:span><text:span text:style-name="T45"/></text:p>
          </table:table-cell>
        </table:table-row>
        <table:table-row table:style-name="TableRow0301">
          <table:table-cell table:style-name="TableCell030100">
            <text:p text:style-name="P48"><text:span text:style-name="T46">Stefano Nicolò Zito<text:s/></text:span><text:span text:style-name="T47"/></text:p>
          </table:table-cell>
          <table:table-cell table:style-name="TableCell030101">
            <text:p text:style-name="P49"><text:span text:style-name="T48">0512117457<text:s/></text:span><text:span text:style-name="T49"/></text:p>
          </table:table-cell>
        </table:table-row>
        <table:table-row table:style-name="TableRow0302">
          <table:table-cell table:style-name="TableCell030200">
            <text:p text:style-name="P52"><text:span text:style-name="T50">Gabriel Tabasco<text:s/></text:span><text:span text:style-name="T51"/></text:p>
          </table:table-cell>
          <table:table-cell table:style-name="TableCell030201">
            <text:p text:style-name="P53"><text:span text:style-name="T52">0512116905<text:s/></text:span><text:span text:style-name="T53"/></text:p>
          </table:table-cell>
        </table:table-row>
        <table:table-row table:style-name="TableRow0303">
          <table:table-cell table:style-name="TableCell030300">
            <text:p text:style-name="P56"><text:span text:style-name="T54">Giuseppe Ballacchino<text:s/></text:span><text:span text:style-name="T55"/></text:p>
          </table:table-cell>
          <table:table-cell table:style-name="TableCell030301">
            <text:p text:style-name="P57"><text:span text:style-name="T56">0512116596<text:s/></text:span><text:span text:style-name="T57"/></text:p>
          </table:table-cell>
        </table:table-row>
        <table:table-row table:style-name="TableRow0304">
          <table:table-cell table:style-name="TableCell030400">
            <text:p text:style-name="P59"><text:span text:style-name="T58">Francesco Giuseppe Trotta<text:s/></text:span><text:span text:style-name="T59"/></text:p>
          </table:table-cell>
          <table:table-cell table:style-name="TableCell030401">
            <text:p text:style-name="P60"><text:span text:style-name="T60">0512116788<text:s/></text:span><text:span text:style-name="T61"/></text:p>
          </table:table-cell>
        </table:table-row>
        <table:table-row table:style-name="TableRow0305">
          <table:table-cell table:style-name="TableCell030500">
            <text:p text:style-name="P63"><text:span text:style-name="T62"><text:s/></text:span><text:span text:style-name="T63"/></text:p>
          </table:table-cell>
          <table:table-cell table:style-name="TableCell030501">
            <text:p text:style-name="P64"><text:span text:style-name="T64"><text:s/></text:span><text:span text:style-name="T65"/></text:p>
          </table:table-cell>
        </table:table-row>
        <table:table-row table:style-name="TableRow0306">
          <table:table-cell table:style-name="TableCell030600">
            <text:p text:style-name="P67"><text:span text:style-name="T66"><text:s/></text:span><text:span text:style-name="T67"/></text:p>
          </table:table-cell>
          <table:table-cell table:style-name="TableCell030601">
            <text:p text:style-name="P68"><text:span text:style-name="T68"><text:s/></text:span><text:span text:style-name="T69"/></text:p>
          </table:table-cell>
        </table:table-row>
      </table:table>
      <text:p text:style-name="P70"><text:span text:style-name="T70"><text:s/></text:span></text:p>
      <text:p text:style-name="P70"><text:span text:style-name="T70"><text:s/></text:span></text:p>
      <table:table table:style-name="Table04">
        <table:table-column table:style-name="TableColumn0400"/>
        <table:table-column table:style-name="TableColumn0401"/>
        <table:table-row table:style-name="TableRow0400">
          <table:table-cell table:style-name="TableCell040000">
            <text:p text:style-name="P72"><text:span text:style-name="T72"><text:s/>Scritto da:<text:s/></text:span><text:span text:style-name="T73"/></text:p>
          </table:table-cell>
          <table:table-cell table:style-name="TableCell040001">
            <text:p text:style-name="P72"><text:span text:style-name="T74">Stefano Nicolò Zito<text:s/></text:span><text:span text:style-name="T75"/></text:p>
          </table:table-cell>
        </table:table-row>
      </table:table>
      <text:p text:style-name="P74"><text:span text:style-name="T76"><text:s/></text:span></text:p>
      <text:p text:style-name="P74"><text:span text:style-name="T76"><text:s/></text:span></text:p>
      <text:p text:style-name="P74"><text:span text:style-name="T76"><text:s/></text:span></text:p>
      <text:p text:style-name="P75"><text:span text:style-name="T76"><text:s/></text:span></text:p>
      <text:p text:style-name="P76"><text:span text:style-name="T77">Revision History </text:span></text:p>
      <table:table table:style-name="Table05">
        <table:table-column table:style-name="TableColumn0500"/>
        <table:table-column table:style-name="TableColumn0501"/>
        <table:table-column table:style-name="TableColumn0502"/>
        <table:table-column table:style-name="TableColumn0503"/>
        <table:table-row table:style-name="TableRow0500">
          <table:table-cell table:style-name="TableCell050000">
            <text:p text:style-name="P78"><text:span text:style-name="T79">Data<text:s/></text:span><text:span text:style-name="T80"/></text:p>
          </table:table-cell>
          <table:table-cell table:style-name="TableCell050001">
            <text:p text:style-name="P79"><text:span text:style-name="T81">Versione<text:s/></text:span><text:span text:style-name="T82"/></text:p>
          </table:table-cell>
          <table:table-cell table:style-name="TableCell050002">
            <text:p text:style-name="P80"><text:span text:style-name="T83">Descrizione<text:s/></text:span><text:span text:style-name="T84"/></text:p>
          </table:table-cell>
          <table:table-cell table:style-name="TableCell050003">
            <text:p text:style-name="P81"><text:span text:style-name="T85">Autore<text:s/></text:span><text:span text:style-name="T86"/></text:p>
          </table:table-cell>
        </table:table-row>
        <table:table-row table:style-name="TableRow0501">
          <table:table-cell table:style-name="TableCell050100">
            <text:p text:style-name="P84"><text:span text:style-name="T87">08/10/2024</text:span><text:span text:style-name="T88"/></text:p>
          </table:table-cell>
          <table:table-cell table:style-name="TableCell050101">
            <text:p text:style-name="P84"><text:span text:style-name="T89">0.0</text:span><text:span text:style-name="T90"/></text:p>
          </table:table-cell>
          <table:table-cell table:style-name="TableCell050102">
            <text:p text:style-name="P85"><text:span text:style-name="T91">Prima stesura della current situation</text:span><text:span text:style-name="T92"/></text:p>
          </table:table-cell>
          <table:table-cell table:style-name="TableCell050103">
            <text:p text:style-name="P86"><text:span text:style-name="T93">Stefano Nicolò Zito</text:span><text:span text:style-name="T94"/></text:p>
          </table:table-cell>
        </table:table-row>
        <table:table-row table:style-name="TableRow0502">
          <table:table-cell table:style-name="TableCell050200">
            <text:p text:style-name="P89"><text:span text:style-name="T95">12/10/2024</text:span><text:span text:style-name="T96"/></text:p>
          </table:table-cell>
          <table:table-cell table:style-name="TableCell050201">
            <text:p text:style-name="P89"><text:span text:style-name="T97">0.1</text:span><text:span text:style-name="T98"/></text:p>
          </table:table-cell>
          <table:table-cell table:style-name="TableCell050202">
            <text:p text:style-name="P90"><text:span text:style-name="T99">Fine stesura scenari e inizio project schedule</text:span><text:span text:style-name="T100"/></text:p>
          </table:table-cell>
          <table:table-cell table:style-name="TableCell050203">
            <text:p text:style-name="P91"><text:span text:style-name="T101">Stefano Nicolò ZIto</text:span><text:span text:style-name="T102"/></text:p>
          </table:table-cell>
        </table:table-row>
        <table:table-row table:style-name="TableRow0503">
          <table:table-cell table:style-name="TableCell050300">
            <text:p text:style-name="P94"><text:span text:style-name="T103">12/10/2024</text:span><text:span text:style-name="T104"/></text:p>
          </table:table-cell>
          <table:table-cell table:style-name="TableCell050301">
            <text:p text:style-name="P94"><text:span text:style-name="T105">0.1.1</text:span><text:span text:style-name="T106"/></text:p>
          </table:table-cell>
          <table:table-cell table:style-name="TableCell050302">
            <text:p text:style-name="P95"><text:span text:style-name="T107">Aggiunta di functional e non-functional requirements</text:span><text:span text:style-name="T108"/></text:p>
          </table:table-cell>
          <table:table-cell table:style-name="TableCell050303">
            <text:p text:style-name="P96"><text:span text:style-name="T109">Gabriel Tabasco</text:span><text:span text:style-name="T110"/></text:p>
          </table:table-cell>
        </table:table-row>
        <table:table-row table:style-name="TableRow0504">
          <table:table-cell table:style-name="TableCell050400">
            <text:p text:style-name="P98"><text:span text:style-name="T111">12/10/2024</text:span><text:span text:style-name="T112"/></text:p>
          </table:table-cell>
          <table:table-cell table:style-name="TableCell050401">
            <text:p text:style-name="P98"><text:span text:style-name="T113">0.1.2</text:span><text:span text:style-name="T114"/></text:p>
          </table:table-cell>
          <table:table-cell table:style-name="TableCell050402">
            <text:p text:style-name="P99"><text:span text:style-name="T114">Aggiunta del Target Environment</text:span></text:p>
          </table:table-cell>
          <table:table-cell table:style-name="TableCell050403">
            <text:p text:style-name="P100"><text:span text:style-name="T114">Trotta Francesco Giuseppe</text:span></text:p>
          </table:table-cell>
        </table:table-row>
        <table:table-row table:style-name="TableRow0505">
          <table:table-cell table:style-name="TableCell050500">
            <text:p text:style-name="P103"><text:span text:style-name="T115"/></text:p>
          </table:table-cell>
          <table:table-cell table:style-name="TableCell050501">
            <text:p text:style-name="P103"><text:span text:style-name="T115"/></text:p>
          </table:table-cell>
          <table:table-cell table:style-name="TableCell050502">
            <text:p text:style-name="P104"><text:span text:style-name="T115"/></text:p>
          </table:table-cell>
          <table:table-cell table:style-name="TableCell050503">
            <text:p text:style-name="P105"><text:span text:style-name="T115"/></text:p>
          </table:table-cell>
        </table:table-row>
        <table:table-row table:style-name="TableRow0506">
          <table:table-cell table:style-name="TableCell050600">
            <text:p text:style-name="P108"><text:span text:style-name="T115"/></text:p>
          </table:table-cell>
          <table:table-cell table:style-name="TableCell050601">
            <text:p text:style-name="P108"><text:span text:style-name="T115"/></text:p>
          </table:table-cell>
          <table:table-cell table:style-name="TableCell050602">
            <text:p text:style-name="P109"><text:span text:style-name="T115"/></text:p>
          </table:table-cell>
          <table:table-cell table:style-name="TableCell050603">
            <text:p text:style-name="P110"><text:span text:style-name="T115"/></text:p>
          </table:table-cell>
        </table:table-row>
        <table:table-row table:style-name="TableRow0507">
          <table:table-cell table:style-name="TableCell050700">
            <text:p text:style-name="P113"><text:span text:style-name="T115"/></text:p>
          </table:table-cell>
          <table:table-cell table:style-name="TableCell050701">
            <text:p text:style-name="P113"><text:span text:style-name="T115"/></text:p>
          </table:table-cell>
          <table:table-cell table:style-name="TableCell050702">
            <text:p text:style-name="P114"><text:span text:style-name="T115"/></text:p>
          </table:table-cell>
          <table:table-cell table:style-name="TableCell050703">
            <text:p text:style-name="P115"><text:span text:style-name="T115"/></text:p>
          </table:table-cell>
        </table:table-row>
      </table:table>
      <text:p text:style-name="P117"><text:span text:style-name="T116"><text:s/></text:span></text:p>
      <text:p text:style-name="P118"><text:span text:style-name="T116"><text:s/></text:span></text:p>
      <table:table table:style-name="Table06">
        <table:table-column table:style-name="TableColumn0600"/>
        <table:table-column table:style-name="TableColumn0601"/>
        <table:table-column table:style-name="TableColumn0602"/>
        <table:table-row table:style-name="TableRow0600">
          <table:table-cell table:style-name="TableCell060000">
            <text:p text:style-name="P120"><text:span text:style-name="T118"><text:s/></text:span><text:span text:style-name="T119"/></text:p>
          </table:table-cell>
          <table:table-cell table:style-name="TableCell060001">
            <text:p text:style-name="P121"><text:span text:style-name="T120">Ingegneria del Software<text:s/></text:span><text:span text:style-name="T121"/></text:p>
          </table:table-cell>
          <table:table-cell table:style-name="TableCell060002">
            <text:p text:style-name="P122"><text:span text:style-name="T122">Pagina 2 di 5</text:span><text:span text:style-name="T123"><text:s/></text:span><text:span text:style-name="T124"/></text:p>
          </table:table-cell>
        </table:table-row>
      </table:table>
      <text:p text:style-name="P124"><text:span text:style-name="T125">Indice </text:span></text:p>
      <text:p text:style-name="P125"><text:span text:style-name="T126"><text:s/></text:span></text:p>
      <text:p text:style-name="P126"><text:a xlink:href="#_Toc179648304"><text:span text:style-name="T128">1.</text:span></text:a><text:span text:style-name="T129"><text:s/></text:span><text:a xlink:href="#_Toc179648304"><text:span text:style-name="T131">Current Situation</text:span></text:a><text:span text:style-name="T132"><text:tab/></text:span><text:a xlink:href="#_Toc179648304"><text:span text:style-name="T134">4</text:span></text:a><text:span text:style-name="T135"/></text:p>
      <text:p text:style-name="P127"><text:a xlink:href="#_Toc179648305"><text:span text:style-name="T137">1.1.</text:span></text:a><text:span text:style-name="T138"><text:s/></text:span><text:a xlink:href="#_Toc179648305"><text:span text:style-name="T140">Meerkat: The Problem</text:span></text:a><text:span text:style-name="T141"><text:tab/></text:span><text:a xlink:href="#_Toc179648305"><text:span text:style-name="T143">4</text:span></text:a><text:span text:style-name="T144"/></text:p>
      <text:p text:style-name="P127"><text:a xlink:href="#_Toc179648306"><text:span text:style-name="T146">1.2.</text:span></text:a><text:span text:style-name="T147"><text:s/></text:span><text:a xlink:href="#_Toc179648306"><text:span text:style-name="T149">Meerkat: The Objective</text:span></text:a><text:span text:style-name="T150"><text:tab/></text:span><text:a xlink:href="#_Toc179648306"><text:span text:style-name="T152">4</text:span></text:a><text:span text:style-name="T153"/></text:p>
      <text:p text:style-name="P128"><text:a xlink:href="#_Toc179648307"><text:span text:style-name="T155">2. Scenarios</text:span></text:a><text:span text:style-name="T156"><text:tab/></text:span><text:a xlink:href="#_Toc179648307"><text:span text:style-name="T158">6</text:span></text:a><text:span text:style-name="T159"/></text:p>
      <text:p text:style-name="P129"><text:a xlink:href="#_Toc179648308"><text:span text:style-name="T161">2.1.</text:span></text:a><text:span text:style-name="T162"><text:s/></text:span><text:a xlink:href="#_Toc179648308"><text:span text:style-name="T164">Scenario: Registrazione Utente</text:span></text:a><text:span text:style-name="T165"><text:tab/></text:span><text:a xlink:href="#_Toc179648308"><text:span text:style-name="T167">6</text:span></text:a><text:span text:style-name="T168"/></text:p>
      <text:p text:style-name="P129"><text:a xlink:href="#_Toc179648309"><text:span text:style-name="T170">2.2.</text:span></text:a><text:span text:style-name="T171"><text:s/></text:span><text:a xlink:href="#_Toc179648309"><text:span text:style-name="T173">Scenario: Creazione di un Team</text:span></text:a><text:span text:style-name="T174"><text:tab/></text:span><text:a xlink:href="#_Toc179648309"><text:span text:style-name="T176">6</text:span></text:a><text:span text:style-name="T177"/></text:p>
      <text:p text:style-name="P129"><text:a xlink:href="#_Toc179648310"><text:span text:style-name="T179">2.3.</text:span></text:a><text:span text:style-name="T180"><text:s/></text:span><text:a xlink:href="#_Toc179648310"><text:span text:style-name="T182">Scenario: creazione di Task</text:span></text:a><text:span text:style-name="T183"><text:tab/></text:span><text:a xlink:href="#_Toc179648310"><text:span text:style-name="T185">6</text:span></text:a><text:span text:style-name="T186"/></text:p>
      <text:p text:style-name="P129"><text:a xlink:href="#_Toc179648311"><text:span text:style-name="T188">2.4.</text:span></text:a><text:span text:style-name="T189"><text:s/></text:span><text:a xlink:href="#_Toc179648311"><text:span text:style-name="T191">Scenario: Team member svolge un task</text:span></text:a><text:span text:style-name="T192"><text:tab/></text:span><text:a xlink:href="#_Toc179648311"><text:span text:style-name="T194">6</text:span></text:a><text:span text:style-name="T195"/></text:p>
      <text:p text:style-name="P129"><text:a xlink:href="#_Toc179648312"><text:span text:style-name="T197">2.5.</text:span></text:a><text:span text:style-name="T198"><text:s/></text:span><text:a xlink:href="#_Toc179648312"><text:span text:style-name="T200">Scenario: Utente scrive un messaggio di gruppo al team</text:span></text:a><text:span text:style-name="T201"><text:tab/></text:span><text:a xlink:href="#_Toc179648312"><text:span text:style-name="T203">7</text:span></text:a><text:span text:style-name="T204"/></text:p>
      <text:p text:style-name="P129"><text:a xlink:href="#_Toc179648313"><text:span text:style-name="T206">2.6.</text:span></text:a><text:span text:style-name="T207"><text:s/></text:span><text:a xlink:href="#_Toc179648313"><text:span text:style-name="T209">Scenario: Utente scrive un messaggio a un altro</text:span></text:a><text:span text:style-name="T210"><text:tab/></text:span><text:a xlink:href="#_Toc179648313"><text:span text:style-name="T212">7</text:span></text:a><text:span text:style-name="T213"/></text:p>
      <text:p text:style-name="P130"><text:a xlink:href="#_Toc179648314"><text:span text:style-name="T215">3.</text:span></text:a><text:span text:style-name="T216"><text:s/></text:span><text:a xlink:href="#_Toc179648314"><text:span text:style-name="T218">Requirements</text:span></text:a><text:span text:style-name="T219"><text:tab/></text:span><text:a xlink:href="#_Toc179648314"><text:span text:style-name="T221">8</text:span></text:a><text:span text:style-name="T222"/></text:p>
      <text:p text:style-name="P131"><text:a xlink:href="#_Toc179648315"><text:span text:style-name="T224">3.1 Functional requirements</text:span></text:a><text:span text:style-name="T225"><text:tab/></text:span><text:a xlink:href="#_Toc179648315"><text:span text:style-name="T227">8</text:span></text:a><text:span text:style-name="T228"/></text:p>
      <text:p text:style-name="P131"><text:a xlink:href="#_Toc179648316"><text:span text:style-name="T230">3.2 Non-functional requirements</text:span></text:a><text:span text:style-name="T231"><text:tab/></text:span><text:a xlink:href="#_Toc179648316"><text:span text:style-name="T233">8</text:span></text:a><text:span text:style-name="T234"/></text:p>
      <text:p text:style-name="P132"><text:a xlink:href="#_Toc179648317"><text:span text:style-name="T236">4.</text:span></text:a><text:span text:style-name="T237"><text:s/></text:span><text:a xlink:href="#_Toc179648317"><text:span text:style-name="T239">Project Schedule</text:span></text:a><text:span text:style-name="T240"><text:tab/></text:span><text:a xlink:href="#_Toc179648317"><text:span text:style-name="T242">9</text:span></text:a><text:span text:style-name="T243"/></text:p>
      <text:p text:style-name="P132"><text:a xlink:href="#_Toc179648318"><text:span text:style-name="T245">5.</text:span></text:a><text:span text:style-name="T246"><text:s/></text:span><text:a xlink:href="#_Toc179648318"><text:span text:style-name="T248">Target Environment</text:span></text:a><text:span text:style-name="T249"><text:tab/></text:span><text:a xlink:href="#_Toc179648318"><text:span text:style-name="T251">10</text:span></text:a><text:span text:style-name="T252"/></text:p>
      <text:p text:style-name="P133"><text:span text:style-name="T252"/></text:p>
      <text:p text:style-name="P134"><text:span text:style-name="T253"><text:s/></text:span></text:p>
      <text:p text:style-name="P134"><text:span text:style-name="T253"><text:s/></text:span></text:p>
      <text:p text:style-name="P134"><text:span text:style-name="T254"><text:s/></text:span></text:p>
      <text:p text:style-name="P135"><text:span text:style-name="T255">1.</text:span><text:span text:style-name="T256"><text:s/></text:span><text:span text:style-name="T257">Current Situation </text:span></text:p>
      <text:p text:style-name="P136"><text:span text:style-name="T258"><text:s/></text:span></text:p>
      <text:p text:style-name="P137"><text:span text:style-name="T259">1.1.</text:span><text:span text:style-name="T260"><text:s/></text:span><text:span text:style-name="T261">Meerkat: The Problem </text:span></text:p>
      <text:p text:style-name="P138"><text:span text:style-name="T262">Grazie a internet e gli sviluppi degli ultimi anni sempre più aziende lavorano da remoto<text:s/></text:span><text:span text:style-name="T263">Molti dei dipendenti di un’azienda, soprattutto nell’ambito della produzione software non hanno bisogno di essere fisicamente nello stesso posto, ma possono comunicare e lavorare a distanza. </text:span></text:p>
      <text:p text:style-name="P139"><text:span text:style-name="T264">Ciò richiede l’uso di sistemi software nell’organizzazione del lavoro</text:span><text:span text:style-name="T265"><text:s/></text:span></text:p>
      <text:p text:style-name="P140"><text:span text:style-name="T265">Ogni dipendente deve creare account su piattaforme di videochat, condivisione di risorse, organizzazione dei task, etc. Non esistendo una piattaforma che faccia tutto e bene. </text:span></text:p>
      <text:p text:style-name="P141"><text:span text:style-name="T266">Diventa difficile per i dipendenti gestire il proprio workload.</text:span><text:span text:style-name="T267"><text:s/></text:span></text:p>
      <text:p text:style-name="P142"><text:span text:style-name="T267">Al contrario dell’ufficio, casa propria può essere un luogo di distrazione e tener traccia del tempo che si è passato effettivamente a lavoro durante la giornata diventa difficile. </text:span></text:p>
      <text:p text:style-name="P143"><text:span text:style-name="T268">Questo porta a: </text:span></text:p>
      <text:p text:style-name="P144"><text:span text:style-name="T269">La necessita per i lavoratori di usare molte piattaforme diverse, richiedendo tempo per apprenderle </text:span></text:p>
      <text:p text:style-name="P145"><text:span text:style-name="T269">Difficoltà organizzative portate dal dover tenere sempre aggiornate più di una piattaforma </text:span></text:p>
      <text:p text:style-name="P146"><text:span text:style-name="T269">Uno sbilancio tra vita privata e lavorativa, che a lungo può danneggiare l’efficienza dei dipendenti </text:span></text:p>
      <text:p text:style-name="P147"><text:span text:style-name="T270"><text:s/></text:span></text:p>
      <text:p text:style-name="P148"><text:span text:style-name="T271">1.2.</text:span><text:span text:style-name="T272"><text:s/></text:span><text:span text:style-name="T273">Meerkat: The Objective </text:span></text:p>
      <text:p text:style-name="P149"><text:span text:style-name="T274">Fornire un’infrastruttura unica per la gestione del lavoro in team, sul lato management dove: </text:span></text:p>
      <text:p text:style-name="P150"><text:span text:style-name="T275">Creare un gruppo di lavoro</text:span><text:span text:style-name="T276"><text:s/></text:span></text:p>
      <text:p text:style-name="P150"><text:span text:style-name="T277">Organizzare il lavoro in task<text:s/></text:span><text:span text:style-name="T278"><text:s/></text:span></text:p>
      <text:p text:style-name="P150"><text:span text:style-name="T279">Organizzare i task in liste</text:span><text:span text:style-name="T280"><text:s/></text:span></text:p>
      <text:p text:style-name="P151"><text:span text:style-name="T281">Tenere conto dello stato del progetto rispetto alla consegna in qualsiasi momento</text:span><text:span text:style-name="T282"><text:s/></text:span></text:p>
      <text:p text:style-name="P152"><text:span text:style-name="T282">Fornire un’infrastruttura per la comunicazione tra i membri del team: </text:span></text:p>
      <text:p text:style-name="P153"><text:span text:style-name="T283">attraverso una chat di gruppo e la possibilità di parlare individualmente tra membri del team via chat testuale</text:span><text:span text:style-name="T284"><text:s/></text:span></text:p>
      <text:p text:style-name="P154"><text:span text:style-name="T284">Fornire un’infrastruttura per i dipendenti: </text:span></text:p>
      <text:p text:style-name="P155"><text:span text:style-name="T285">Che permetta di misurare quanto tempo si passa a lavoro e tenere traccia delle proprie performance </text:span></text:p>
      <text:p text:style-name="P156"><text:span text:style-name="T286"><text:s/></text:span></text:p>
      <text:p text:style-name="P157"><text:span text:style-name="T286"><text:s/></text:span></text:p>
      <text:p text:style-name="P158"><text:span text:style-name="T287"/></text:p>
      <text:p text:style-name="P158"><text:span text:style-name="T288"><text:s/></text:span></text:p>
      <text:p text:style-name="P159"><text:span text:style-name="T289"/></text:p>
      <text:p text:style-name="P160"><text:span text:style-name="T290">2. Scenarios </text:span></text:p>
      <text:p text:style-name="P161"><text:span text:style-name="T291">2.1.</text:span><text:span text:style-name="T292"><text:s/></text:span><text:span text:style-name="T293">Scenario: Registrazione Utente</text:span></text:p>
      <text:p text:style-name="P162"><text:span text:style-name="T294">A Mario Rossi è stato detto dal azienda di cui lavora che avrà bisogno di usare Meerkat per organizzare i suoi progetti mentre lavora in azienda, dopo aver istallato l’applicazione, Mario si ritrova nella schermata di creazione del account, dove gli viene chiesto di inserire il proprio nome e cognome, la propria e-mail, data di nascita e una password, che va ripetuta due volte in modo da essere confermata, dopo aver inserito i dati, l’operazione e completata e il sistema invierà a Mario un e-mail di conferma.</text:span></text:p>
      <text:p text:style-name="P163"><text:span text:style-name="T295">2.2.</text:span><text:span text:style-name="T296"><text:s/></text:span><text:span text:style-name="T297">Scenario: Creazione di un Team </text:span></text:p>
      <text:p text:style-name="P164"><text:span text:style-name="T298">Mario Rossi lavora per un azienda di produzione di sistemi software e deve creare il team per partire con un nuovo progetto di lavoro da remoto, per prima cosa esegue l’accesso all’applicazione Meerkat inserendo nella pagina d’accesso la sua mail aziendale e la sua password, dopo aver fatto ciò si ritrova nella schermata di scelta del team, dove può visualizzare da un elenco organizzato in una griglia dei team di cui fa parte, ognuno con un titolo è un immagine, qui sceglie l’opzione per creare un nuovo team e inserisce al interno del form che si è aperto davanti a lui: un nome, una breve descrizione, l’immagine del team e la attuale data di consegna del progetto, inseriti questi dati gli si apre un nuovo form da cui ha la possibilità di invitare i suoi collaboratori nel team, attraverso una funzione di ricerca tramite e-mail o un link di invito associato al progetto, Mario sceglie la prima opzione, e digita le email dei suoi 4 collaboratori nella barra di ricerca, a questo punto Mario viene portato alla homepage del suo nuovo team, dove attraverso un menu al lato della pagina, potrà selezionare se accedere alla schermata delle statistiche di lavoro, quella per scrivere un messaggio di gruppo ai suoi collaboratori o a quella per l’elenco e l’organizzazione delle task.</text:span></text:p>
      <text:p text:style-name="P164"><text:span text:style-name="T298">Filippo Bianchi, è uno dei colleghi di Mario che sono stati scelti per collaborare con francesco sul progetto software, riceve da francesco un messaggio che gli chiede di confermare il suo ingrasso al team Meerkat, anche filippo apre l’applicazione di Meerkat e accede con e-mail aziendale e password, come Mario si ritrova nella schermata con l’elenco dei team di cui fa parte, da qui accede alla sezione per gli inviti a un nuovo team, vede la notifica del team creato da Mario e accetta l’invito, venendo anche lui portato nella schermata principale del team.</text:span></text:p>
      <text:p text:style-name="P165"><text:span text:style-name="T299">2.3.</text:span><text:span text:style-name="T300"><text:s/></text:span><text:span text:style-name="T301">Scenario: creazione di Task </text:span></text:p>
      <text:p text:style-name="P166"><text:span text:style-name="T302">Mario Rossi deve creare i primi task per il suo nuovo progetto, esegue gli stessi passi iniziali visti in<text:s/></text:span><text:a xlink:href="#_1.2.2._Scenario:_Creazione"><text:span text:style-name="T304">2.2</text:span></text:a><text:span text:style-name="T305">, ma qui nella schermata di elenco dei progetti, sceglie il progetto a cui vuole accedere ritrovandosi nella pagina di homepage, dove sceglie tramite il menu di accedere alla pagina di organizzazione dei tasks, dove può vedere i task del gruppo, qui una serie di blocchi rappresentano liste di task, ogni blocco ha un titolo in cima, il nome della lista, e una serie di blocchetti più piccoli impilati uno sotto l’altro, questi sono le task, ognuna rappresentata da un nome e una data di scadenza, in questo momento sono presenti 4 liste, ognuna una to do list per uno dei collaboratori di Mario, La nuova Task è per Filippo Bianchi, Mario sceglie l’opzione per aggiungere un task alla to do list Filippo, è un form si apre, qui può dare un nome al task, scrivere una descrizione più in dettaglio e ovviamente inserire la data di scadenza del task, inseriti di dati necessari, Mario completa l’operazione e viene rispedito alla pagina di organizzazione dei task, dove può vedere il nuovo task aggiunto alla lista di Filippo. </text:span></text:p>
      <text:p text:style-name="P167"><text:span text:style-name="T306">2.4.</text:span><text:span text:style-name="T307"><text:s/></text:span><text:span text:style-name="T308">Scenario: Team member svolge un task </text:span></text:p>
      <text:p text:style-name="P168"><text:span text:style-name="T309">Filippo Bianchi è il grafico del team di Mario Rossi e apre l’app di Meerkat seguendo i passi indicati in<text:s/></text:span><text:a xlink:href="#_1.2.2._Scenario:_Creazione"><text:span text:style-name="T311">2.2</text:span></text:a><text:span text:style-name="T312">, per verificare se ha nuove task da svolgere, accede alla pagina dei progetti di cui è parte, clicca su uno e apre la pagina di organizzazione dei task, dove può vedere le liste di task come descritte nello scenario<text:s/></text:span><text:a xlink:href="#_1.2.3._Scenario:_creazione"><text:span text:style-name="T314">2.3</text:span></text:a><text:span text:style-name="T315">, qui controlla la sua to do list e vede che è stata aggiunta un task, quindi clicca sopra il blocco corrispondente, aprendo una pagina di info del task dove oltre al nome e alla data di scadenza, può vedere la descrizione scritta dal suo project manager, oltre a questo nella pagina è presente un campo che permette di caricare un file, eventuale prodotto da consegnare al team, e uno per segnalare che il task è completato, avendo capito la task assegnatogli, che consiste nel creare un icona per l’applicazione che il suo team sta sviluppando, Filippo esce dalla pagina di focus del task e apre invece la pagina dedicata alle prestazioni, qui può vedere in alto una barra che rappresenta l’andatura del progetto rispetto alla consegna, in questo momento la barra si mostra non completamente riempita inquanto sono presenti task non completate, oltre alla barra, vede anche dei grafici che presentano le sue performance rispetto ai task assegnatogli, e un timer che segna quanto tempo e stato speso da Filippo a lavoro quest’oggi, al momento impostato su 0 minuti, Fillipo clicca sul timer avviandolo e compare un piccolo widget che può muovere attraverso lo schermo, mostrandogli il progresso del tempo e un bottone per la pausa, riduce Meerkat a icona e si mette a lavorare tenendo sott’occhio il timer.</text:span></text:p>
      <text:p text:style-name="P168"><text:span text:style-name="T315">Dopo qualche ora, Filippo ha finito il task, blocca quindi il timer e riapre Meerkat, si sposta nella pagina del Task carica il file dell’immagine che ha creato, e notifica il sistema del completamento dell’incarico.</text:span></text:p>
      <text:p text:style-name="P169"><text:span text:style-name="T316">2.5.</text:span><text:span text:style-name="T317"><text:s/></text:span><text:span text:style-name="T318">Scenario: Utente scrive un messaggio di gruppo al team </text:span></text:p>
      <text:p text:style-name="P170"><text:span text:style-name="T319">Mario Rossi deve scrivere un messaggio al suo team per avvertirli di un meeting che avverrà nella prossima settimana, segue i passi descritti in<text:s/></text:span><text:a xlink:href="#_1.2.2._Scenario:_Creazione"><text:span text:style-name="T321">2.2</text:span></text:a><text:span text:style-name="T322"><text:s/>e accede a meerkat, spostandosi poi nella schermata home del team in questione e da lì nella schermata dedicata alla chat, qui un menù posto sul lato della pagina gli permette di scegliere se mandare un messaggio di gruppo o uno individualmente agli altri membri, sceglie l’opzione di gruppo, e nella pagina compare un elenco di topic di conversazione, simile a quelli in un forum, Mario sceglie di creare un nuovo topic è gli viene chiesto di inserire il nome, lo chiama “Meeting 20-10-2024”, il topic viene creato e aperto, portandolo a una schermata simile a molte chat testuali con una barra a fondo pagina per vedere il messaggio che sta scrivendo e uno spazio per vedere i messaggi inviati in precedenza al momento vuoto, scrive il messaggio e lo invia, vedendolo comparire nella sezione dei messaggi inviati, vicino al bordo destro dello spazio.</text:span></text:p>
      <text:p text:style-name="P171"><text:span text:style-name="T323">2.6.</text:span><text:span text:style-name="T324"><text:s/></text:span><text:span text:style-name="T325">Scenario: Utente scrive un messaggio a un altro </text:span></text:p>
      <text:p text:style-name="P172"><text:span text:style-name="T326">Filippo Bianchi deve chiedere a Mario Rossi dei chiarimenti rispetto a uno degli ambiti discussi nell’ultimo meeting, segue quindi i passi descritti in<text:s/></text:span><text:a xlink:href="#_1.2.2._Scenario:_Creazione"><text:span text:style-name="T328">2.</text:span><text:span text:style-name="T329"><text:s/>HYPERLINK "#_1.2.2._Scenario:_Creazione"</text:span><text:span text:style-name="T330">2</text:span></text:a><text:span text:style-name="T331"><text:s/>per l’accesso quelli descritti in<text:s/></text:span><text:a xlink:href="#_1.2.6._Scenario:_Utente"><text:span text:style-name="T333">2.5</text:span></text:a><text:span text:style-name="T334"><text:s/>per arrivare al menu delle chat, dove sceglie dal menu l’opzione per mandare un messaggio individuale a Mario, e sul lato destro dello schermo appare una chat simile a quella descritta sempre in 1.2.5, Filippo scrive il suo messaggio e preme invio, tiene d’occhio il messaggio per un po' e vede lo stato indicato sotto di questo passare da inviato e visualizzato, e da lì a poco nello spazio dei messaggi compare la risposta di Mario distinta da colore e il fatto che sia vicino al bordo sinistro e non destro dello schermo.</text:span></text:p>
      <text:p text:style-name="P173"><text:span text:style-name="T335"/></text:p>
      <text:p text:style-name="P174"><text:span text:style-name="T336">3.</text:span><text:span text:style-name="T337"><text:s/></text:span><text:span text:style-name="T338">Requirements </text:span></text:p>
      <text:p text:style-name="P175"><text:span text:style-name="T339">3.1 Functional requirements</text:span></text:p>
      <text:p text:style-name="P176"><text:span text:style-name="T340">Gestione dei progetti</text:span></text:p>
      <text:list text:style-name="L177">
        <text:list-item>
          <text:p text:style-name="P177"><text:span text:style-name="T340">Un manager può creare un nuovo progetto specificando nome, descrizione ed eventuale data di scadenza.</text:span></text:p>
        </text:list-item>
        <text:list-item>
          <text:p text:style-name="P177"><text:span text:style-name="T340">Il manager può modificare i dettagli del progetto in qualsiasi momento.</text:span></text:p>
        </text:list-item>
        <text:list-item>
          <text:p text:style-name="P177"><text:span text:style-name="T340">Il manager può visualizzare un elenco di tutti i progetti attivi.</text:span></text:p>
        </text:list-item>
      </text:list>
      <text:p text:style-name="P178"><text:span text:style-name="T340">Gestione del team:</text:span></text:p>
      <text:list text:style-name="L179">
        <text:list-item>
          <text:p text:style-name="P179"><text:span text:style-name="T340">Il manager può assegnare e rimuovere dipendenti a un progetto.</text:span></text:p>
        </text:list-item>
        <text:list-item>
          <text:p text:style-name="P179"><text:span text:style-name="T340">Il sistema mostra un elenco aggiornato dei membri del team per ogni progetto.</text:span></text:p>
        </text:list-item>
      </text:list>
      <text:p text:style-name="P180"><text:span text:style-name="T340">Gestione dei task:</text:span></text:p>
      <text:list text:style-name="L181">
        <text:list-item>
          <text:p text:style-name="P181"><text:span text:style-name="T340">Il manager può creare task all'interno di un progetto, specificando titolo, descrizione e scadenza.</text:span></text:p>
        </text:list-item>
        <text:list-item>
          <text:p text:style-name="P181"><text:span text:style-name="T340">I task possono essere assegnati a uno o più membri del team.</text:span></text:p>
        </text:list-item>
        <text:list-item>
          <text:p text:style-name="P181"><text:span text:style-name="T340">I task sono raccolti in liste.</text:span></text:p>
        </text:list-item>
        <text:list-item>
          <text:p text:style-name="P181"><text:span text:style-name="T340">I membri del team possono aggiornare lo stato dei task (es. da fare, in corso, completato).</text:span></text:p>
        </text:list-item>
        <text:list-item>
          <text:p text:style-name="P181"><text:span text:style-name="T340">Il sistema fornisce una vista d'insieme dei task per progetto, mostrando il loro stato di avanzamento.</text:span></text:p>
        </text:list-item>
      </text:list>
      <text:p text:style-name="P182"><text:span text:style-name="T340">Monitoraggio dell'avanzamento:</text:span></text:p>
      <text:list text:style-name="L183">
        <text:list-item>
          <text:p text:style-name="P183"><text:span text:style-name="T340">Il sistema genera report sull'avanzamento del progetto, mostrando la percentuale di completamento dei task.</text:span></text:p>
        </text:list-item>
        <text:list-item>
          <text:p text:style-name="P183"><text:span text:style-name="T340">Il manager può visualizzare grafici e statistiche sull'andamento del progetto nel tempo.</text:span></text:p>
        </text:list-item>
        <text:list-item>
          <text:p text:style-name="P183"><text:span text:style-name="T340">I membri del team possono visualizzare grafici e statistiche sull’andamento del progetto e le proprie prestazioni.</text:span></text:p>
        </text:list-item>
      </text:list>
      <text:p text:style-name="P184"><text:span text:style-name="T340">Time tracking:</text:span></text:p>
      <text:list text:style-name="L185">
        <text:list-item>
          <text:p text:style-name="P185"><text:span text:style-name="T340">Il sistema è in grado di tracciare il tempo speso dai dipendenti a lavorare, in generale e su specifiche task.</text:span></text:p>
        </text:list-item>
        <text:list-item>
          <text:p text:style-name="P185"><text:span text:style-name="T340">I dati di time tracking sono aggregati e visualizzabili dal manager per ogni dipendente e per ogni progetto.</text:span></text:p>
        </text:list-item>
      </text:list>
      <text:p text:style-name="P186"><text:span text:style-name="T341">3.2 Non-functional requirements</text:span></text:p>
      <text:p text:style-name="P187"><text:span text:style-name="T342">Reliability:</text:span></text:p>
      <text:list text:style-name="L188">
        <text:list-item>
          <text:p text:style-name="P188"><text:span text:style-name="T342">Il sistema implementa un robusto sistema di autenticazione e autorizzazione.</text:span></text:p>
        </text:list-item>
        <text:list-item>
          <text:p text:style-name="P188"><text:span text:style-name="T342">I dati dei progetti sono protetti e accessibili solo agli utenti autorizzati.</text:span></text:p>
        </text:list-item>
        <text:list-item>
          <text:p text:style-name="P188"><text:span text:style-name="T342">Il sistema ha un uptime del 99.9% durante le ore lavorative.</text:span></text:p>
        </text:list-item>
        <text:list-item>
          <text:p text:style-name="P188"><text:span text:style-name="T342">In caso di crash, il sistema può essere ripristinato entro 15 minuti senza perdita di dati.</text:span></text:p>
        </text:list-item>
      </text:list>
      <text:p text:style-name="P189"><text:span text:style-name="T342">Performance:</text:span></text:p>
      <text:list text:style-name="L190">
        <text:list-item>
          <text:p text:style-name="P190"><text:span text:style-name="T342">Il sistema risponde alle richieste degli utenti entro 2 secondi in condizioni normali di carico.</text:span></text:p>
        </text:list-item>
        <text:list-item>
          <text:p text:style-name="P190"><text:span text:style-name="T342">Il sistema può gestire almeno 100 utenti concorrenti senza degradazione delle prestazioni.</text:span></text:p>
        </text:list-item>
      </text:list>
      <text:p text:style-name="P191"><text:span text:style-name="T343">4.</text:span><text:span text:style-name="T344"><text:s/></text:span><text:span text:style-name="T345">Project Schedule</text:span></text:p>
      <text:list text:style-name="L192">
        <text:list-item>
          <text:p text:style-name="P192"><text:span text:style-name="T346">2 ottobre 2024: Formazione gruppi di progetto (invio al docente delle schede informative e della proposta di progetto);</text:span></text:p>
        </text:list-item>
        <text:list-item>
          <text:p text:style-name="P192"><text:span text:style-name="T346">7 ottobre 2024: Start-up progetto (creazione repository gitHub, invio del file excel con le informazioni su progetto e partecipanti, invito docente e tutor su repository gitHub, kick-off meeting); </text:span></text:p>
        </text:list-item>
        <text:list-item>
          <text:p text:style-name="P192"><text:span text:style-name="T346">14 ottobre 2024: Problem Statemen;</text:span></text:p>
        </text:list-item>
        <text:list-item>
          <text:p text:style-name="P192"><text:span text:style-name="T346">28 ottobre 2024: Requisiti e casi d’uso; </text:span></text:p>
        </text:list-item>
        <text:list-item>
          <text:p text:style-name="P192"><text:span text:style-name="T346">11 novembre 2024: Requirements Analysis Document;</text:span></text:p>
        </text:list-item>
        <text:list-item>
          <text:p text:style-name="P192"><text:span text:style-name="T346">25 novembre 2024: System Design Document;</text:span></text:p>
        </text:list-item>
        <text:list-item>
          <text:p text:style-name="P192"><text:span text:style-name="T346">16 dicembre 2024: Specifica delle interfacce dei moduli del sottosistema da implementare (parte<text:s/></text:span><text:span text:style-name="T347">dell’Object</text:span><text:span text:style-name="T348"><text:s/>Design Document);</text:span></text:p>
        </text:list-item>
        <text:list-item>
          <text:p text:style-name="P192"><text:span text:style-name="T348">16 dicembre 2024: Piano di test di sistema e specifica dei casi di test per il sottosistema da implementare;</text:span></text:p>
        </text:list-item>
      </text:list>
      <text:p text:style-name="P193"><text:span text:style-name="T349"/></text:p>
      <text:p text:style-name="P194"><text:span text:style-name="T350">5.</text:span><text:span text:style-name="T351"><text:s/></text:span><text:span text:style-name="T352">Target Environment </text:span></text:p>
      <text:p text:style-name="P194"><text:span text:style-name="T353">MeerKat è una Desktop Application Multipiattaforma, pensata per essere utilizzata in un ambiente desktop di qualsiasi sistema (MacOs, Linux, Windows). L’utilizzo dell’Applicazione sará disponibile dopo l’installazione<text:s/></text:span><text:span text:style-name="T354"/></text:p>
      <text:p text:style-name="P195"><text:span text:style-name="T355"/></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